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0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3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none" draw:fill="solid" draw:fill-color="#231f2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00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6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04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21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88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04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7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8" style:family="graphic" style:parent-style-name="standard">
      <style:graphic-properties draw:stroke="none" draw:fill="solid" draw:fill-color="#000000"/>
    </style:style>
    <style:style style:name="gr29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30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2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7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6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1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1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6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5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04cm" svg:stroke-color="#231f20" draw:stroke-linejoin="miter" svg:stroke-linecap="butt" draw:fill="none" draw:textarea-horizontal-align="center" draw:textarea-vertical-align="middle" fo:padding-top="0.02cm" fo:padding-bottom="0.02cm" fo:padding-left="0.02cm" fo:padding-right="0.0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231f20" loext:opacity="100%" style:font-name="ProximaNova" fo:font-size="10pt" fo:font-weight="bold" style:font-size-asian="10pt" style:font-weight-asian="bold" style:font-name-complex="ProximaNova" style:font-size-complex="10pt" style:font-weight-complex="bold"/>
    </style:style>
    <style:style style:name="T4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5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37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907cm" svg:height="0.48cm" svg:x="16.298cm" svg:y="26.195cm">
          <draw:text-box>
            <text:p text:style-name="P1"><text:span text:style-name="T2">Chapter 13 </text:span></text:p>
          </draw:text-box>
        </draw:frame>
        <draw:frame draw:style-name="gr1" draw:text-style-name="P2" draw:layer="layout" svg:width="0.352cm" svg:height="0.48cm" svg:x="18.209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561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599cm" svg:height="0.48cm" svg:x="18.914cm" svg:y="26.195cm">
          <draw:text-box>
            <text:p text:style-name="P1"><text:span text:style-name="T2">101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2" draw:layer="layout" svg:width="0.417cm" svg:height="0.48cm" svg:x="2.933cm" svg:y="2.435cm">
          <draw:text-box>
            <text:p text:style-name="P1"><text:span text:style-name="T2">B. </text:span></text:p>
          </draw:text-box>
        </draw:frame>
        <draw:frame draw:style-name="gr10" draw:text-style-name="P2" draw:layer="layout" svg:width="14.065cm" svg:height="0.48cm" svg:x="3.568cm" svg:y="2.435cm">
          <draw:text-box>
            <text:p text:style-name="P1"><text:span text:style-name="T2">Using a three-part texture, write authentic cadences in five different keys, employing </text:span></text:p>
          </draw:text-box>
        </draw:frame>
        <draw:frame draw:style-name="gr11" draw:text-style-name="P2" draw:layer="layout" svg:width="13.57cm" svg:height="0.48cm" svg:x="3.568cm" svg:y="2.858cm">
          <draw:text-box>
            <text:p text:style-name="P1"><text:span text:style-name="T2">a different NCT from the following list in each cadence: p, n, ant, app, e. Use three </text:span></text:p>
          </draw:text-box>
        </draw:frame>
        <draw:path draw:style-name="gr12" draw:text-style-name="P3" draw:layer="layout" svg:width="11.928cm" svg:height="2.674cm" svg:x="6.515cm" svg:y="4.497cm" svg:viewBox="0 0 11929 2675" svg:d="M0 2675v-2675M104 2675v-2675M2942 2675v-2675M3047 2675v-2675M5885 2675v-2675M5989 2675v-2675M8827 2675v-2675M8931 2675v-2675M11825 2675v-2675M11929 2675v-2675">
          <text:p/>
        </draw:path>
        <draw:path draw:style-name="gr13" draw:text-style-name="P3" draw:layer="layout" svg:width="15.24cm" svg:height="2.649cm" svg:x="3.222cm" svg:y="4.51cm" svg:viewBox="0 0 15241 2650" svg:d="M0 705h15241M0 529h15241M0 352h15241M0 176h15241M0 0h15241M0 2650h15241M0 2474h15241M0 2297h15241M0 2121h15241M0 1943h15241">
          <text:p/>
        </draw:path>
        <draw:line draw:style-name="gr12" draw:text-style-name="P3" draw:layer="layout" svg:x1="3.222cm" svg:y1="7.171cm" svg:x2="3.222cm" svg:y2="4.497cm">
          <text:p/>
        </draw:line>
        <draw:path draw:style-name="gr14" draw:text-style-name="P4" draw:layer="layout" svg:width="0.468cm" svg:height="1.316cm" svg:x="3.333cm" svg:y="4.187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4" draw:text-style-name="P4" draw:layer="layout" svg:width="0.527cm" svg:height="0.612cm" svg:x="3.292cm" svg:y="6.449cm" svg:viewBox="0 0 528 613" svg:d="M486 311c-25 0-44-23-42-47 2-22 20-37 42-37 21 0 39 19 39 40 0 23-17 44-39 44zM486 136c-24 0-44-21-43-44s20-40 43-40 42 18 42 42c0 23-19 42-42 42zM117 122c16-4 53-5 66 30 18 49-8 86-34 96-45 18-108-19-108-70-1-56 21-109 79-152 34-24 140-46 207 7 146 117 84 338-71 465-69 56-147 109-256 115v-21c36-6 57-14 90-29 112-51 180-147 224-253 52-125-6-317-150-279-61 15-91 88-75 105 1 2 9-9 28-14z">
          <text:p/>
        </draw:path>
        <draw:path draw:style-name="gr14" draw:text-style-name="P4" draw:layer="layout" svg:width="0.182cm" svg:height="1.331cm" svg:x="2.933cm" svg:y="5.828cm" svg:viewBox="0 0 183 1332" svg:d="M56 9c11 6 50 57 71 99 33 67 46 115 46 190 0 69-10 110-24 177-9 47-19 72-31 119-15 55-18 46-24 75-8 33-12 55-15 88-2 18-5 33-5 51 0 63 3 116 12 186 9 63 21 105 36 163 11 41 21 66 35 105 9 26 33 68 24 69-17 5-29-22-39-40-17-27-45-99-66-164-17-50-33-98-40-133-11-54-23-85-29-138-3-36-7-58-7-96 0-69 7-108 24-177 10-42 35-91 50-150 14-54 24-88 30-144 2-24 5-39 5-64 0-35-6-56-15-88-17-56-51-95-82-128-2-3-5-6-6-9h46c0 2 3 9 4 9z">
          <text:p/>
        </draw:path>
        <draw:path draw:style-name="gr14" draw:text-style-name="P4" draw:layer="layout" svg:width="0.182cm" svg:height="1.33cm" svg:x="2.933cm" svg:y="4.51cm" svg:viewBox="0 0 183 1331" svg:d="M52 1331h-46c1-3 4-6 6-9 31-33 65-72 82-127 9-32 15-53 15-87 0-26-3-41-5-65-6-55-16-89-30-143-15-59-40-108-50-150-17-69-24-108-24-177 0-38 4-60 7-96 6-53 18-84 29-138 7-35 23-83 40-134 21-65 49-137 66-164 10-18 22-45 39-40 9 1-15 43-24 69-14 39-24 64-35 105-15 59-27 101-36 164-9 70-12 123-12 186 0 18 3 33 5 51 3 33 7 55 15 88 6 29 9 20 24 75 12 47 22 72 31 119 14 67 24 108 24 176 0 75-13 123-46 189-21 42-60 93-71 99-1 0-4 8-4 9z">
          <text:p/>
        </draw:path>
        <draw:frame draw:style-name="gr15" draw:text-style-name="P2" draw:layer="layout" svg:width="4.007cm" svg:height="0.48cm" svg:x="3.568cm" svg:y="3.282cm">
          <draw:text-box>
            <text:p text:style-name="P1"><text:span text:style-name="T2">chords in each example.</text:span></text:p>
          </draw:text-box>
        </draw:frame>
        <draw:frame draw:style-name="gr16" draw:text-style-name="P2" draw:layer="layout" svg:width="0.408cm" svg:height="0.48cm" svg:x="2.933cm" svg:y="7.642cm">
          <draw:text-box>
            <text:p text:style-name="P1"><text:span text:style-name="T2">C. </text:span></text:p>
          </draw:text-box>
        </draw:frame>
        <draw:frame draw:style-name="gr17" draw:text-style-name="P2" draw:layer="layout" svg:width="9.675cm" svg:height="0.48cm" svg:x="3.568cm" svg:y="7.642cm">
          <draw:text-box>
            <text:p text:style-name="P1"><text:span text:style-name="T2">a. <text:s/>Analyze the chords in this phrase with roman numerals.</text:span></text:p>
          </draw:text-box>
        </draw:frame>
        <draw:frame draw:style-name="gr18" draw:text-style-name="P2" draw:layer="layout" svg:width="13.709cm" svg:height="0.48cm" svg:x="3.551cm" svg:y="8.207cm">
          <draw:text-box>
            <text:p text:style-name="P1"><text:span text:style-name="T3"><text:s/></text:span><text:span text:style-name="T2">b. <text:s/>Renotate the phrase on the following staves, adding at least four NCTs, at least </text:span></text:p>
          </draw:text-box>
        </draw:frame>
        <draw:frame draw:style-name="gr19" draw:text-style-name="P2" draw:layer="layout" svg:width="6.047cm" svg:height="0.48cm" svg:x="4.009cm" svg:y="8.63cm">
          <draw:text-box>
            <text:p text:style-name="P1"><text:span text:style-name="T2">two of which should be suspensions.</text:span></text:p>
          </draw:text-box>
        </draw:frame>
        <draw:path draw:style-name="gr20" draw:text-style-name="P3" draw:layer="layout" svg:width="8.185cm" svg:height="0.633cm" svg:x="5.296cm" svg:y="11.068cm" svg:viewBox="0 0 8186 634" svg:d="M7833 11h353M3641 634h353M2626 634h352M1022 634h353M1022 0h353M0 0h353">
          <text:p/>
        </draw:path>
        <draw:path draw:style-name="gr12" draw:text-style-name="P3" draw:layer="layout" svg:width="7.83cm" svg:height="2.126cm" svg:x="7.415cm" svg:y="10.319cm" svg:viewBox="0 0 7831 2127" svg:d="M7831 2127v-2127M5210 2127v-2127M2622 2127v-2127M0 2127v-2127">
          <text:p/>
        </draw:path>
        <draw:line draw:style-name="gr21" draw:text-style-name="P3" draw:layer="layout" svg:x1="13.205cm" svg:y1="11.452cm" svg:x2="13.205cm" svg:y2="11.111cm">
          <text:p/>
        </draw:line>
        <draw:path draw:style-name="gr12" draw:text-style-name="P3" draw:layer="layout" svg:width="0.105cm" svg:height="2.126cm" svg:x="17.839cm" svg:y="10.319cm" svg:viewBox="0 0 106 2127" svg:d="M0 2127v-2127M106 2127v-2127">
          <text:p/>
        </draw:path>
        <draw:path draw:style-name="gr13" draw:text-style-name="P3" draw:layer="layout" svg:width="14.73cm" svg:height="2.105cm" svg:x="3.233cm" svg:y="10.332cm" svg:viewBox="0 0 14731 2106" svg:d="M0 588h14731M0 441h14731M0 294h14731M0 147h14731M0 0h14731M0 2106h14731M0 1959h14731M0 1812h14731M0 1665h14731M0 1518h14731">
          <text:p/>
        </draw:path>
        <draw:line draw:style-name="gr12" draw:text-style-name="P3" draw:layer="layout" svg:x1="3.233cm" svg:y1="12.445cm" svg:x2="3.233cm" svg:y2="10.319cm">
          <text:p/>
        </draw:line>
        <draw:path draw:style-name="gr14" draw:text-style-name="P4" draw:layer="layout" svg:width="0.372cm" svg:height="1.048cm" svg:x="3.353cm" svg:y="10.1cm" svg:viewBox="0 0 373 1049" svg:d="M324 643c-19-37-65-58-105-54l49 206c69-28 86-98 56-152zM259 252c42-90-1-155-9-188-51 33-78 66-99 123-23 65-14 113 5 180l5 17c37-36 72-78 98-132zM43 646c-3 88 69 173 180 160 10-1 20-3 28-6l-1-3-49-205c-15 4-29 12-40 25-33 39-25 98 23 130l-2 12c-56-26-101-98-65-164 17-34 41-53 69-62l-22-75c-60 55-118 104-121 188zM370 629c15 85-23 154-98 182l3 14c19 83 40 189-61 218-76 22-148-24-146-87 2-44 29-76 71-75 46 1 75 24 71 78-5 59-68 51-68 60 0 8 25 16 41 14 114-20 104-80 71-217-16 4-34 7-53 8-38 1-201-32-201-204 0-96 73-151 147-223l-3-10c-25-89-48-138-25-235 9-42 53-111 116-152 56 104 99 163 52 298-22 63-64 107-109 147l25 84c73-13 157 42 167 100z">
          <text:p/>
        </draw:path>
        <draw:path draw:style-name="gr14" draw:text-style-name="P4" draw:layer="layout" svg:width="0.419cm" svg:height="0.487cm" svg:x="3.32cm" svg:y="11.846cm" svg:viewBox="0 0 420 488" svg:d="M387 248c-20 0-35-18-33-37 1-17 15-30 33-30 17 0 31 15 31 33s-14 34-31 34zM387 109c-19 0-35-16-34-35s16-33 34-33 33 15 33 34-15 34-33 34zM93 98c13-3 41-4 52 24 14 39-6 68-27 77-35 13-85-16-85-56-1-45 16-89 62-122 26-19 111-37 165 5 116 94 67 270-57 371-55 44-117 86-203 91v-17c29-5 45-10 72-22 88-41 142-117 178-202 42-99-4-253-120-223-49 13-72 71-60 85 1 2 8-7 23-11z">
          <text:p/>
        </draw:path>
        <draw:path draw:style-name="gr14" draw:text-style-name="P4" draw:layer="layout" svg:width="0.132cm" svg:height="0.354cm" svg:x="3.947cm" svg:y="10.358cm" svg:viewBox="0 0 133 355" svg:d="M26 241l-4 98 29-29c0 0 57-66 31-94-22-23-45 5-56 25zM0 0h35l-7 221c22-31 64-57 94-22 40 46-38 99-79 133-9 8-18 20-21 23h-10z">
          <text:p/>
        </draw:path>
        <draw:path draw:style-name="gr14" draw:text-style-name="P4" draw:layer="layout" svg:width="0.132cm" svg:height="0.354cm" svg:x="3.947cm" svg:y="12.021cm" svg:viewBox="0 0 133 355" svg:d="M26 241l-4 97 29-28c0 0 57-67 31-95-22-22-45 5-56 26zM0 0h35l-7 220c22-31 64-57 94-21 40 45-38 98-79 133-9 7-18 19-21 23h-10z">
          <text:p/>
        </draw:path>
        <draw:path draw:style-name="gr14" draw:text-style-name="P4" draw:layer="layout" svg:width="0.239cm" svg:height="0.294cm" svg:x="4.484cm" svg:y="10.478cm" svg:viewBox="0 0 240 295" svg:d="M193 38c-4-21-54-28-76-22-46 12-53 71-53 123v47c0 27 10 92 67 96 87 5 106-107 95-128h12c10 64-25 142-108 141-76 0-132-64-130-144 0-77 51-151 127-151 48 0 84 21 93 52s-3 55-10 60c0 0-1 0-2 2-22 18-69 6-69-33 0-25 19-38 38-38h5c5 0 12 3 11-5z">
          <text:p/>
        </draw:path>
        <draw:path draw:style-name="gr14" draw:text-style-name="P4" draw:layer="layout" svg:width="0.239cm" svg:height="0.294cm" svg:x="4.484cm" svg:y="11.995cm" svg:viewBox="0 0 240 295" svg:d="M193 38c-4-21-54-28-76-22-46 12-53 71-53 123v48c0 27 10 91 67 95 87 5 106-106 95-128h12c10 64-25 142-108 141-76 0-132-64-130-144 0-77 51-151 127-151 48 0 84 21 93 52s-3 55-10 59c0 0-1 1-2 3-22 18-69 6-69-33 0-25 19-38 38-38h5c5 0 12 2 11-5z">
          <text:p/>
        </draw:path>
        <draw:path draw:style-name="gr14" draw:text-style-name="P4" draw:layer="layout" svg:width="0.204cm" svg:height="0.171cm" svg:x="13.196cm" svg:y="10.994cm" svg:viewBox="0 0 205 172" svg:d="M84 59c-32 17-74 45-56 74 17 24 62-2 96-22 41-24 70-50 57-72-19-31-79 10-97 20zM10 140c-55-97 143-189 187-110 51 95-140 196-187 110z">
          <text:p/>
        </draw:path>
        <draw:path draw:style-name="gr20" draw:text-style-name="P3" draw:layer="layout" svg:width="1.981cm" svg:height="1.68cm" svg:x="14.146cm" svg:y="11.073cm" svg:viewBox="0 0 1982 1681" svg:d="M0 0h353M0 1681h353M1629 5h353M1629 158h353M0 1540h353">
          <text:p/>
        </draw:path>
        <draw:line draw:style-name="gr21" draw:text-style-name="P3" draw:layer="layout" svg:x1="14.223cm" svg:y1="11.444cm" svg:x2="14.223cm" svg:y2="11.103cm">
          <text:p/>
        </draw:line>
        <draw:path draw:style-name="gr14" draw:text-style-name="P4" draw:layer="layout" svg:width="0.203cm" svg:height="0.172cm" svg:x="14.214cm" svg:y="10.986cm" svg:viewBox="0 0 204 173" svg:d="M84 59c-32 17-74 45-56 74 17 24 62-2 96-22 41-24 70-50 57-73-19-30-79 11-97 21zM10 140c-55-98 143-189 186-110 52 95-140 196-186 110z">
          <text:p/>
        </draw:path>
        <draw:line draw:style-name="gr21" draw:text-style-name="P3" draw:layer="layout" svg:x1="14.407cm" svg:y1="10.408cm" svg:x2="14.407cm" svg:y2="10.887cm">
          <text:p/>
        </draw:line>
        <draw:path draw:style-name="gr14" draw:text-style-name="P4" draw:layer="layout" svg:width="0.204cm" svg:height="0.171cm" svg:x="14.212cm" svg:y="10.834cm" svg:viewBox="0 0 205 172" svg:d="M122 114c31-18 74-46 56-74-17-26-62 2-96 21-41 24-71 50-57 72 19 31 80-10 97-19zM196 32c54 98-143 190-187 110-51-94 140-195 187-110z">
          <text:p/>
        </draw:path>
        <draw:line draw:style-name="gr21" draw:text-style-name="P3" draw:layer="layout" svg:x1="10.572cm" svg:y1="11.373cm" svg:x2="10.572cm" svg:y2="11.033cm">
          <text:p/>
        </draw:line>
        <draw:path draw:style-name="gr14" draw:text-style-name="P4" draw:layer="layout" svg:width="0.204cm" svg:height="0.172cm" svg:x="10.563cm" svg:y="10.915cm" svg:viewBox="0 0 205 173" svg:d="M84 59c-32 17-75 45-56 74 17 25 62-2 95-22 42-24 71-50 57-72-18-31-78 10-96 20zM9 141c-54-99 144-190 187-111 52 96-140 195-187 111z">
          <text:p/>
        </draw:path>
        <draw:line draw:style-name="gr21" draw:text-style-name="P3" draw:layer="layout" svg:x1="10.756cm" svg:y1="10.33cm" svg:x2="10.756cm" svg:y2="10.81cm">
          <text:p/>
        </draw:line>
        <draw:path draw:style-name="gr14" draw:text-style-name="P4" draw:layer="layout" svg:width="0.204cm" svg:height="0.171cm" svg:x="10.56cm" svg:y="10.756cm" svg:viewBox="0 0 205 172" svg:d="M122 114c31-18 74-46 55-75-16-24-62 2-95 22-41 24-71 51-57 73 19 30 79-10 97-20zM196 32c54 98-144 189-187 110-51-95 140-195 187-110z">
          <text:p/>
        </draw:path>
        <draw:line draw:style-name="gr21" draw:text-style-name="P3" draw:layer="layout" svg:x1="9.008cm" svg:y1="11.304cm" svg:x2="9.008cm" svg:y2="10.963cm">
          <text:p/>
        </draw:line>
        <draw:path draw:style-name="gr14" draw:text-style-name="P4" draw:layer="layout" svg:width="0.204cm" svg:height="0.171cm" svg:x="8.999cm" svg:y="10.846cm" svg:viewBox="0 0 205 172" svg:d="M85 58c-32 17-76 46-57 74 18 25 63-2 95-22 42-24 71-50 57-72-18-31-78 11-95 20zM9 139c-54-97 144-189 187-109 53 94-139 195-187 109z">
          <text:p/>
        </draw:path>
        <draw:line draw:style-name="gr21" draw:text-style-name="P3" draw:layer="layout" svg:x1="9.192cm" svg:y1="10.261cm" svg:x2="9.192cm" svg:y2="10.74cm">
          <text:p/>
        </draw:line>
        <draw:path draw:style-name="gr14" draw:text-style-name="P4" draw:layer="layout" svg:width="0.204cm" svg:height="0.171cm" svg:x="8.996cm" svg:y="10.687cm" svg:viewBox="0 0 205 172" svg:d="M122 114c31-18 74-46 55-74-16-25-62 2-94 21-41 24-72 51-58 73 20 30 79-11 97-20zM196 32c55 98-143 190-187 110-51-94 140-195 187-110z">
          <text:p/>
        </draw:path>
        <draw:line draw:style-name="gr21" draw:text-style-name="P3" draw:layer="layout" svg:x1="7.991cm" svg:y1="11.229cm" svg:x2="7.991cm" svg:y2="10.888cm">
          <text:p/>
        </draw:line>
        <draw:path draw:style-name="gr14" draw:text-style-name="P4" draw:layer="layout" svg:width="0.204cm" svg:height="0.171cm" svg:x="7.982cm" svg:y="10.771cm" svg:viewBox="0 0 205 172" svg:d="M85 58c-32 17-76 46-57 75 17 24 63-3 95-22 41-25 71-51 57-73-18-30-78 10-95 20zM9 140c-54-99 144-189 187-110 53 95-139 195-187 110z">
          <text:p/>
        </draw:path>
        <draw:line draw:style-name="gr21" draw:text-style-name="P3" draw:layer="layout" svg:x1="8.175cm" svg:y1="10.189cm" svg:x2="8.175cm" svg:y2="10.669cm">
          <text:p/>
        </draw:line>
        <draw:path draw:style-name="gr14" draw:text-style-name="P4" draw:layer="layout" svg:width="0.204cm" svg:height="0.171cm" svg:x="7.979cm" svg:y="10.615cm" svg:viewBox="0 0 205 172" svg:d="M121 114c32-17 75-47 56-75-16-25-62 2-94 22-41 25-72 51-58 73 19 30 79-11 96-20zM196 32c55 98-143 189-187 110-52-95 140-195 187-110z">
          <text:p/>
        </draw:path>
        <draw:line draw:style-name="gr21" draw:text-style-name="P3" draw:layer="layout" svg:x1="6.402cm" svg:y1="11.436cm" svg:x2="6.402cm" svg:y2="11.095cm">
          <text:p/>
        </draw:line>
        <draw:path draw:style-name="gr14" draw:text-style-name="P4" draw:layer="layout" svg:width="0.203cm" svg:height="0.172cm" svg:x="6.393cm" svg:y="10.978cm" svg:viewBox="0 0 204 173" svg:d="M84 59c-32 17-74 46-56 74 17 25 62-2 94-22 42-24 71-50 58-73-19-30-79 11-96 21zM10 140c-56-98 142-189 185-110 53 95-139 196-185 110z">
          <text:p/>
        </draw:path>
        <draw:line draw:style-name="gr21" draw:text-style-name="P3" draw:layer="layout" svg:x1="6.586cm" svg:y1="10.258cm" svg:x2="6.586cm" svg:y2="10.738cm">
          <text:p/>
        </draw:line>
        <draw:path draw:style-name="gr14" draw:text-style-name="P4" draw:layer="layout" svg:width="0.204cm" svg:height="0.172cm" svg:x="6.391cm" svg:y="10.684cm" svg:viewBox="0 0 205 173" svg:d="M121 113c31-17 74-45 55-73-16-25-61 2-94 21-41 24-71 50-57 72 19 31 79-10 96-20zM195 32c55 98-142 190-186 110-52-95 139-195 186-110z">
          <text:p/>
        </draw:path>
        <draw:line draw:style-name="gr21" draw:text-style-name="P3" draw:layer="layout" svg:x1="13.2cm" svg:y1="12.599cm" svg:x2="13.2cm" svg:y2="12.258cm">
          <text:p/>
        </draw:line>
        <draw:path draw:style-name="gr14" draw:text-style-name="P4" draw:layer="layout" svg:width="0.203cm" svg:height="0.171cm" svg:x="13.191cm" svg:y="12.141cm" svg:viewBox="0 0 204 172" svg:d="M84 58c-32 17-74 46-56 74 17 25 62-2 95-21 42-24 71-51 58-73-19-30-80 10-97 20zM10 140c-55-99 143-189 186-110 52 95-140 195-186 110z">
          <text:p/>
        </draw:path>
        <draw:line draw:style-name="gr21" draw:text-style-name="P3" draw:layer="layout" svg:x1="14.223cm" svg:y1="13.125cm" svg:x2="14.223cm" svg:y2="12.785cm">
          <text:p/>
        </draw:line>
        <draw:path draw:style-name="gr14" draw:text-style-name="P4" draw:layer="layout" svg:width="0.203cm" svg:height="0.172cm" svg:x="14.214cm" svg:y="12.667cm" svg:viewBox="0 0 204 173" svg:d="M84 59c-32 18-74 46-56 74 17 25 62-2 96-21 41-24 70-51 57-73-19-31-79 10-97 20zM10 141c-55-99 143-190 186-111 52 96-140 195-186 111z">
          <text:p/>
        </draw:path>
        <draw:line draw:style-name="gr21" draw:text-style-name="P3" draw:layer="layout" svg:x1="11.594cm" svg:y1="12.661cm" svg:x2="11.594cm" svg:y2="12.321cm">
          <text:p/>
        </draw:line>
        <draw:path draw:style-name="gr14" draw:text-style-name="P4" draw:layer="layout" svg:width="0.204cm" svg:height="0.172cm" svg:x="11.585cm" svg:y="12.203cm" svg:viewBox="0 0 205 173" svg:d="M84 58c-32 18-75 46-56 74 16 25 63-2 95-21 41-24 71-50 57-72-18-32-78 10-96 19zM9 140c-54-98 144-190 187-110 52 95-140 195-187 110z">
          <text:p/>
        </draw:path>
        <draw:line draw:style-name="gr21" draw:text-style-name="P3" draw:layer="layout" svg:x1="10.57cm" svg:y1="12.646cm" svg:x2="10.57cm" svg:y2="12.176cm">
          <text:p/>
        </draw:line>
        <draw:path draw:style-name="gr14" draw:text-style-name="P4" draw:layer="layout" svg:width="0.204cm" svg:height="0.171cm" svg:x="10.562cm" svg:y="12.059cm" svg:viewBox="0 0 205 172" svg:d="M84 59c-32 17-75 45-56 73 16 25 62-2 95-21 41-24 71-50 57-72-18-30-78 10-96 20zM9 140c-54-98 144-189 187-109 52 94-140 195-187 109z">
          <text:p/>
        </draw:path>
        <draw:line draw:style-name="gr21" draw:text-style-name="P3" draw:layer="layout" svg:x1="9.018cm" svg:y1="12.588cm" svg:x2="9.018cm" svg:y2="12.253cm">
          <text:p/>
        </draw:line>
        <draw:path draw:style-name="gr14" draw:text-style-name="P4" draw:layer="layout" svg:width="0.204cm" svg:height="0.171cm" svg:x="9.01cm" svg:y="12.135cm" svg:viewBox="0 0 205 172" svg:d="M84 58c-31 17-75 47-55 75 16 25 62-2 94-21 41-26 71-52 57-74-19-30-78 11-96 20zM9 140c-54-98 143-189 187-110 52 95-139 195-187 110z">
          <text:p/>
        </draw:path>
        <draw:line draw:style-name="gr21" draw:text-style-name="P3" draw:layer="layout" svg:x1="11.594cm" svg:y1="11.379cm" svg:x2="11.594cm" svg:y2="11.039cm">
          <text:p/>
        </draw:line>
        <draw:path draw:style-name="gr14" draw:text-style-name="P4" draw:layer="layout" svg:width="0.204cm" svg:height="0.172cm" svg:x="11.585cm" svg:y="10.921cm" svg:viewBox="0 0 205 173" svg:d="M84 59c-32 17-75 45-56 74 16 25 63-2 95-21 41-25 71-51 57-73-18-30-78 10-96 20zM9 141c-54-99 144-190 187-110 52 95-140 195-187 110z">
          <text:p/>
        </draw:path>
        <draw:line draw:style-name="gr21" draw:text-style-name="P3" draw:layer="layout" svg:x1="13.384cm" svg:y1="11.713cm" svg:x2="13.384cm" svg:y2="12.046cm">
          <text:p/>
        </draw:line>
        <draw:path draw:style-name="gr14" draw:text-style-name="P4" draw:layer="layout" svg:width="0.204cm" svg:height="0.171cm" svg:x="13.189cm" svg:y="11.992cm" svg:viewBox="0 0 205 172" svg:d="M122 114c31-17 74-46 55-75-16-25-61 2-95 22-41 25-71 51-57 73 19 30 79-11 97-20zM196 32c54 98-143 189-187 110-51-95 140-195 187-110z">
          <text:p/>
        </draw:path>
        <draw:line draw:style-name="gr21" draw:text-style-name="P3" draw:layer="layout" svg:x1="14.413cm" svg:y1="11.559cm" svg:x2="14.413cm" svg:y2="11.892cm">
          <text:p/>
        </draw:line>
        <draw:path draw:style-name="gr14" draw:text-style-name="P4" draw:layer="layout" svg:width="0.204cm" svg:height="0.171cm" svg:x="14.217cm" svg:y="11.838cm" svg:viewBox="0 0 205 172" svg:d="M122 114c31-17 74-46 55-75-16-25-62 2-95 23-41 24-71 50-57 72 19 30 79-11 97-20zM196 32c54 98-143 190-187 110-51-94 140-195 187-110z">
          <text:p/>
        </draw:path>
        <draw:line draw:style-name="gr21" draw:text-style-name="P3" draw:layer="layout" svg:x1="11.779cm" svg:y1="11.559cm" svg:x2="11.779cm" svg:y2="11.892cm">
          <text:p/>
        </draw:line>
        <draw:path draw:style-name="gr14" draw:text-style-name="P4" draw:layer="layout" svg:width="0.204cm" svg:height="0.171cm" svg:x="11.583cm" svg:y="11.838cm" svg:viewBox="0 0 205 172" svg:d="M122 114c31-17 74-46 55-75-16-25-62 2-95 23-41 24-71 50-57 72 19 30 79-11 97-20zM196 32c54 98-143 190-187 110-51-94 140-195 187-110z">
          <text:p/>
        </draw:path>
        <draw:line draw:style-name="gr21" draw:text-style-name="P3" draw:layer="layout" svg:x1="10.767cm" svg:y1="11.489cm" svg:x2="10.767cm" svg:y2="11.822cm">
          <text:p/>
        </draw:line>
        <draw:path draw:style-name="gr14" draw:text-style-name="P4" draw:layer="layout" svg:width="0.204cm" svg:height="0.172cm" svg:x="10.572cm" svg:y="11.768cm" svg:viewBox="0 0 205 173" svg:d="M121 113c32-17 75-45 56-73-16-25-62 2-95 21-41 24-71 50-57 73 18 31 79-10 96-21zM196 32c54 99-144 190-187 111-52-96 140-195 187-111z">
          <text:p/>
        </draw:path>
        <draw:line draw:style-name="gr21" draw:text-style-name="P3" draw:layer="layout" svg:x1="9.192cm" svg:y1="11.342cm" svg:x2="9.192cm" svg:y2="11.675cm">
          <text:p/>
        </draw:line>
        <draw:path draw:style-name="gr14" draw:text-style-name="P4" draw:layer="layout" svg:width="0.204cm" svg:height="0.172cm" svg:x="8.996cm" svg:y="11.621cm" svg:viewBox="0 0 205 173" svg:d="M122 114c31-17 74-46 55-74-16-25-62 2-94 21-41 24-72 51-58 73 20 31 79-10 97-20zM196 32c55 99-143 190-187 111-51-96 140-195 187-111z">
          <text:p/>
        </draw:path>
        <draw:line draw:style-name="gr21" draw:text-style-name="P3" draw:layer="layout" svg:x1="8.007cm" svg:y1="12.509cm" svg:x2="8.007cm" svg:y2="12.027cm">
          <text:p/>
        </draw:line>
        <draw:path draw:style-name="gr14" draw:text-style-name="P4" draw:layer="layout" svg:width="0.204cm" svg:height="0.172cm" svg:x="7.998cm" svg:y="11.909cm" svg:viewBox="0 0 205 173" svg:d="M85 58c-32 18-75 46-56 74 17 26 62-2 95-21 41-24 70-50 57-72-19-31-79 10-96 19zM10 140c-55-98 143-190 187-110 52 95-139 195-187 110z">
          <text:p/>
        </draw:path>
        <draw:line draw:style-name="gr21" draw:text-style-name="P3" draw:layer="layout" svg:x1="6.396cm" svg:y1="12.589cm" svg:x2="6.396cm" svg:y2="12.107cm">
          <text:p/>
        </draw:line>
        <draw:path draw:style-name="gr14" draw:text-style-name="P4" draw:layer="layout" svg:width="0.203cm" svg:height="0.172cm" svg:x="6.387cm" svg:y="11.989cm" svg:viewBox="0 0 204 173" svg:d="M84 58c-32 19-74 47-56 75 17 25 62-2 95-21 41-24 70-51 57-73-19-31-79 10-96 19zM10 141c-56-99 142-190 185-111 53 95-138 195-185 111z">
          <text:p/>
        </draw:path>
        <draw:line draw:style-name="gr21" draw:text-style-name="P3" draw:layer="layout" svg:x1="8.18cm" svg:y1="11.342cm" svg:x2="8.18cm" svg:y2="11.675cm">
          <text:p/>
        </draw:line>
        <draw:path draw:style-name="gr14" draw:text-style-name="P4" draw:layer="layout" svg:width="0.204cm" svg:height="0.172cm" svg:x="7.985cm" svg:y="11.621cm" svg:viewBox="0 0 205 173" svg:d="M121 114c32-17 75-46 56-74-17-25-62 2-94 21-42 24-72 51-58 73 19 31 79-10 96-20zM196 32c55 99-143 190-187 111-52-96 140-195 187-111z">
          <text:p/>
        </draw:path>
        <draw:line draw:style-name="gr21" draw:text-style-name="P3" draw:layer="layout" svg:x1="6.599cm" svg:y1="11.331cm" svg:x2="6.599cm" svg:y2="11.663cm">
          <text:p/>
        </draw:line>
        <draw:path draw:style-name="gr14" draw:text-style-name="P4" draw:layer="layout" svg:width="0.204cm" svg:height="0.172cm" svg:x="6.403cm" svg:y="11.61cm" svg:viewBox="0 0 205 173" svg:d="M121 115c31-19 75-47 55-75-16-25-62 2-94 21-41 24-71 52-57 74 19 30 78-11 96-20zM196 32c54 99-143 190-187 111-52-95 139-195 187-111z">
          <text:p/>
        </draw:path>
        <draw:line draw:style-name="gr21" draw:text-style-name="P3" draw:layer="layout" svg:x1="5.371cm" svg:y1="11.44cm" svg:x2="5.371cm" svg:y2="11.1cm">
          <text:p/>
        </draw:line>
        <draw:path draw:style-name="gr14" draw:text-style-name="P4" draw:layer="layout" svg:width="0.204cm" svg:height="0.172cm" svg:x="5.363cm" svg:y="10.982cm" svg:viewBox="0 0 205 173" svg:d="M84 60c-31 17-75 45-56 73 17 25 62-2 95-21 41-24 71-50 57-73-19-31-79 11-96 21zM9 141c-54-99 143-190 187-111 52 96-139 196-187 111z">
          <text:p/>
        </draw:path>
        <draw:line draw:style-name="gr21" draw:text-style-name="P3" draw:layer="layout" svg:x1="5.555cm" svg:y1="10.33cm" svg:x2="5.555cm" svg:y2="10.81cm">
          <text:p/>
        </draw:line>
        <draw:path draw:style-name="gr14" draw:text-style-name="P4" draw:layer="layout" svg:width="0.204cm" svg:height="0.171cm" svg:x="5.36cm" svg:y="10.756cm" svg:viewBox="0 0 205 172" svg:d="M121 114c32-18 74-46 56-75-17-24-62 2-94 22-42 24-72 51-58 73 19 30 79-10 96-20zM195 32c56 98-142 189-186 110-52-95 140-195 186-110z">
          <text:p/>
        </draw:path>
        <draw:line draw:style-name="gr21" draw:text-style-name="P3" draw:layer="layout" svg:x1="5.365cm" svg:y1="12.519cm" svg:x2="5.365cm" svg:y2="12.026cm">
          <text:p/>
        </draw:line>
        <draw:path draw:style-name="gr14" draw:text-style-name="P4" draw:layer="layout" svg:width="0.204cm" svg:height="0.171cm" svg:x="5.357cm" svg:y="11.909cm" svg:viewBox="0 0 205 172" svg:d="M84 58c-31 17-75 46-55 74 16 26 62-2 94-22 41-24 71-50 57-72-19-30-78 11-96 20zM9 139c-54-97 143-189 187-109 52 94-139 195-187 109z">
          <text:p/>
        </draw:path>
        <draw:line draw:style-name="gr21" draw:text-style-name="P3" draw:layer="layout" svg:x1="5.568cm" svg:y1="11.479cm" svg:x2="5.568cm" svg:y2="11.812cm">
          <text:p/>
        </draw:line>
        <draw:path draw:style-name="gr14" draw:text-style-name="P4" draw:layer="layout" svg:width="0.203cm" svg:height="0.172cm" svg:x="5.373cm" svg:y="11.758cm" svg:viewBox="0 0 204 173" svg:d="M120 114c32-17 74-46 56-74-17-25-62 2-95 22-41 24-70 50-57 73 19 30 79-12 96-21zM194 33c56 98-142 189-185 110-53-95 139-196 185-110z">
          <text:p/>
        </draw:path>
        <draw:line draw:style-name="gr21" draw:text-style-name="P3" draw:layer="layout" svg:x1="11.779cm" svg:y1="10.137cm" svg:x2="11.779cm" svg:y2="10.593cm">
          <text:p/>
        </draw:line>
        <draw:path draw:style-name="gr14" draw:text-style-name="P4" draw:layer="layout" svg:width="0.204cm" svg:height="0.171cm" svg:x="11.583cm" svg:y="10.54cm" svg:viewBox="0 0 205 172" svg:d="M122 114c31-18 74-46 55-74-16-25-62 2-95 21-41 24-71 51-57 73 19 31 79-11 97-20zM196 32c54 98-143 190-187 110-51-94 140-195 187-110z">
          <text:p/>
        </draw:path>
        <draw:line draw:style-name="gr21" draw:text-style-name="P3" draw:layer="layout" svg:x1="13.384cm" svg:y1="10.261cm" svg:x2="13.384cm" svg:y2="10.74cm">
          <text:p/>
        </draw:line>
        <draw:path draw:style-name="gr14" draw:text-style-name="P4" draw:layer="layout" svg:width="0.204cm" svg:height="0.171cm" svg:x="13.189cm" svg:y="10.687cm" svg:viewBox="0 0 205 172" svg:d="M122 114c31-18 74-46 55-74-16-25-61 2-95 21-41 24-71 51-57 73 19 30 79-11 97-20zM196 32c54 98-143 190-187 110-51-94 140-195 187-110z">
          <text:p/>
        </draw:path>
        <draw:path draw:style-name="gr14" draw:text-style-name="P4" draw:layer="layout" svg:width="0.146cm" svg:height="1.064cm" svg:x="2.933cm" svg:y="11.39cm" svg:viewBox="0 0 147 1065" svg:d="M45 8c9 4 40 45 57 79 26 53 37 91 37 151 0 55-9 87-19 141-8 38-16 58-26 95-12 45-14 37-19 60-6 27-9 45-12 71-1 14-3 26-3 41 0 50 2 92 9 148 7 51 17 85 29 132 8 33 17 53 28 84 7 21 26 54 19 55-13 4-23-18-31-32-14-22-36-79-53-131-13-41-26-80-32-108-9-43-18-68-23-110-3-29-6-47-6-77 0-55 6-86 19-141 8-34 29-73 41-120 10-43 19-71 24-115 1-19 3-31 3-52 0-27-5-44-12-69-13-45-40-76-66-102-1-3-3-5-4-8h38c0 2 1 8 2 8z">
          <text:p/>
        </draw:path>
        <draw:path draw:style-name="gr14" draw:text-style-name="P4" draw:layer="layout" svg:width="0.146cm" svg:height="1.064cm" svg:x="2.933cm" svg:y="10.336cm" svg:viewBox="0 0 147 1065" svg:d="M43 1065h-38c1-2 3-5 4-7 26-27 53-58 66-102 7-25 12-42 12-70 0-20-2-32-3-52-5-45-14-72-24-115-12-47-33-87-41-120-13-55-19-87-19-142 0-30 3-48 6-77 5-42 14-67 23-110 6-27 19-66 32-107 17-51 39-109 53-130 8-15 18-36 31-33 7 1-12 35-19 55-11 32-20 52-28 84-12 47-22 81-29 131-7 56-9 98-9 149 0 14 2 26 3 41 3 26 6 44 12 70 5 23 7 16 19 60 10 38 18 58 26 95 10 54 19 86 19 142 0 61-11 99-37 152-17 33-48 74-57 79-1 0-2 6-2 7z">
          <text:p/>
        </draw:path>
        <draw:path draw:style-name="gr14" draw:text-style-name="P4" draw:layer="layout" svg:width="0.255cm" svg:height="0.166cm" svg:x="15.816cm" svg:y="10.77cm" svg:viewBox="0 0 256 167" svg:d="M144 151c49-6 37-44 34-70-3-35-21-64-64-63-26 0-47 8-38 63 5 37 22 76 68 70zM140 167c-85 2-141-36-140-86 2-55 57-80 119-81 61 0 128 23 136 81 7 46-48 86-115 86z">
          <text:p/>
        </draw:path>
        <draw:path draw:style-name="gr14" draw:text-style-name="P4" draw:layer="layout" svg:width="0.255cm" svg:height="0.166cm" svg:x="15.816cm" svg:y="11.147cm" svg:viewBox="0 0 256 167" svg:d="M144 150c49-6 37-44 34-70-3-36-21-64-64-63-26 0-47 8-38 63 5 37 22 75 68 70zM140 167c-85 1-141-37-140-87 2-55 57-80 119-80 61-1 128 22 136 80 7 45-48 86-115 87z">
          <text:p/>
        </draw:path>
        <draw:path draw:style-name="gr14" draw:text-style-name="P4" draw:layer="layout" svg:width="0.255cm" svg:height="0.166cm" svg:x="15.816cm" svg:y="11.923cm" svg:viewBox="0 0 256 167" svg:d="M144 151c49-6 37-44 34-70-3-35-21-65-64-64-26 0-47 8-38 64 5 37 22 75 68 70zM140 167c-85 1-141-36-140-86 2-56 57-80 119-81 61-1 128 23 136 81 7 45-48 85-115 86z">
          <text:p/>
        </draw:path>
        <draw:path draw:style-name="gr14" draw:text-style-name="P4" draw:layer="layout" svg:width="0.255cm" svg:height="0.166cm" svg:x="15.816cm" svg:y="12.452cm" svg:viewBox="0 0 256 167" svg:d="M144 151c49-6 37-44 34-70-3-35-21-63-64-63-26 0-47 8-38 63 5 37 22 75 68 70zM140 167c-85 1-141-36-140-86 2-55 57-80 119-81 61-1 128 24 136 81 7 45-48 85-115 86z">
          <text:p/>
        </draw:path>
        <draw:frame draw:style-name="gr22" draw:text-style-name="P2" draw:layer="layout" svg:width="12.888cm" svg:height="0.48cm" svg:x="3.551cm" svg:y="9.195cm">
          <draw:text-box>
            <text:p text:style-name="P1"><text:span text:style-name="T3"><text:s/></text:span><text:span text:style-name="T2">c. <text:s/>Label all the NCTs, and show the interval classifications of the suspensions.</text:span></text:p>
          </draw:text-box>
        </draw:frame>
        <draw:frame draw:style-name="gr23" draw:text-style-name="P2" draw:layer="layout" svg:width="0.447cm" svg:height="0.48cm" svg:x="2.933cm" svg:y="16.488cm">
          <draw:text-box>
            <text:p text:style-name="P1"><text:span text:style-name="T2">D. </text:span></text:p>
          </draw:text-box>
        </draw:frame>
        <draw:frame draw:style-name="gr24" draw:text-style-name="P2" draw:layer="layout" svg:width="14.23cm" svg:height="0.48cm" svg:x="3.568cm" svg:y="16.488cm">
          <draw:text-box>
            <text:p text:style-name="P1"><text:span text:style-name="T2">Compose a simple melody for each figured bass below and fill in inner voices to make </text:span></text:p>
          </draw:text-box>
        </draw:frame>
        <draw:frame draw:style-name="gr25" draw:text-style-name="P2" draw:layer="layout" svg:width="14.048cm" svg:height="0.48cm" svg:x="3.568cm" svg:y="16.911cm">
          <draw:text-box>
            <text:p text:style-name="P1"><text:span text:style-name="T2">a four-part texture. Include some of the NCTs studied in this chapter. Analyze chords </text:span></text:p>
          </draw:text-box>
        </draw:frame>
        <draw:polygon draw:style-name="gr14" draw:text-style-name="P4" draw:layer="layout" svg:width="2.074cm" svg:height="0.263cm" svg:x="5.168cm" svg:y="21.847cm" svg:viewBox="0 0 2075 264" draw:points="0,264 2075,88 2075,0 0,178">
          <text:p/>
        </draw:polygon>
        <draw:path draw:style-name="gr21" draw:text-style-name="P3" draw:layer="layout" svg:width="3.73cm" svg:height="0.85cm" svg:x="5.168cm" svg:y="21.26cm" svg:viewBox="0 0 3731 851" svg:d="M0 851v-498M692 793v-529M1384 733v-557M2075 675v-587M2766 592v-592M3731 680v-504">
          <text:p/>
        </draw:path>
        <draw:line draw:style-name="gr12" draw:text-style-name="P3" draw:layer="layout" svg:x1="9.875cm" svg:y1="21.593cm" svg:x2="9.875cm" svg:y2="18.919cm">
          <text:p/>
        </draw:line>
        <draw:path draw:style-name="gr21" draw:text-style-name="P3" draw:layer="layout" svg:width="2.894cm" svg:height="1.032cm" svg:x="10.255cm" svg:y="21.26cm" svg:viewBox="0 0 2895 1033" svg:d="M0 945v-504M965 855v-502M1929 591v-591M2895 1033v-416">
          <text:p/>
        </draw:path>
        <draw:line draw:style-name="gr20" draw:text-style-name="P3" draw:layer="layout" svg:x1="13.061cm" svg:y1="21.757cm" svg:x2="13.46cm" svg:y2="21.757cm">
          <text:p/>
        </draw:line>
        <draw:line draw:style-name="gr12" draw:text-style-name="P3" draw:layer="layout" svg:x1="14.126cm" svg:y1="21.593cm" svg:x2="14.126cm" svg:y2="18.919cm">
          <text:p/>
        </draw:line>
        <draw:path draw:style-name="gr12" draw:text-style-name="P3" draw:layer="layout" svg:width="0.104cm" svg:height="2.674cm" svg:x="15.799cm" svg:y="18.919cm" svg:viewBox="0 0 105 2675" svg:d="M0 2675v-2675M105 2675v-2675">
          <text:p/>
        </draw:path>
        <draw:path draw:style-name="gr13" draw:text-style-name="P3" draw:layer="layout" svg:width="12.7cm" svg:height="2.649cm" svg:x="3.222cm" svg:y="18.932cm" svg:viewBox="0 0 12701 2650" svg:d="M0 705h12701M0 529h12701M0 352h12701M0 176h12701M0 0h12701M0 2650h12701M0 2474h12701M0 2297h12701M0 2121h12701M0 1944h12701">
          <text:p/>
        </draw:path>
        <draw:line draw:style-name="gr12" draw:text-style-name="P3" draw:layer="layout" svg:x1="3.222cm" svg:y1="21.593cm" svg:x2="3.222cm" svg:y2="18.919cm">
          <text:p/>
        </draw:line>
        <draw:path draw:style-name="gr14" draw:text-style-name="P4" draw:layer="layout" svg:width="0.468cm" svg:height="1.316cm" svg:x="3.333cm" svg:y="18.609cm" svg:viewBox="0 0 469 1317" svg:d="M407 809c-24-46-81-73-132-69l62 260c87-36 108-123 70-191zM325 317c53-114 0-196-10-237-65 41-98 83-124 155-30 82-19 141 6 227l7 22c45-47 89-100 121-167zM55 813c-4 111 86 217 225 201 13-2 25-4 36-7l-1-5-62-257c-18 5-36 15-49 31-42 49-33 123 28 164l-3 15c-70-33-126-123-82-207 22-42 53-66 87-78l-26-94c-76 69-150 131-153 237zM465 791c19 107-29 194-123 229l4 18c23 103 50 236-77 272-95 28-185-29-182-109 1-55 36-94 89-93 57 1 93 29 88 97-6 74-84 63-84 75 0 10 31 20 50 17 144-25 131-99 90-271-21 6-43 9-67 10-47 2-253-40-253-256 0-121 93-190 186-280l-3-13c-32-112-62-175-33-297 12-52 67-139 145-190 71 131 125 205 66 375-27 79-81 135-136 186l30 104c92-16 197 54 210 126z">
          <text:p/>
        </draw:path>
        <draw:path draw:style-name="gr14" draw:text-style-name="P4" draw:layer="layout" svg:width="0.527cm" svg:height="0.612cm" svg:x="3.292cm" svg:y="20.871cm" svg:viewBox="0 0 528 613" svg:d="M486 312c-25 0-44-23-42-47 2-22 20-37 42-37 21 0 39 19 39 40 0 23-17 44-39 44zM486 136c-24 0-44-21-43-44s20-40 43-40 42 18 42 42c0 23-19 42-42 42zM117 122c16-4 53-5 66 30 18 49-8 87-34 97-45 18-108-20-108-71-1-56 21-109 79-152 34-24 140-46 207 7 146 117 84 339-71 466-69 55-147 108-256 114v-21c36-6 57-13 90-28 112-51 180-147 224-253 52-126-6-319-150-281-61 16-91 89-75 106 1 2 9-9 28-14z">
          <text:p/>
        </draw:path>
        <draw:path draw:style-name="gr14" draw:text-style-name="P4" draw:layer="layout" svg:width="0.166cm" svg:height="0.445cm" svg:x="3.921cm" svg:y="18.948cm" svg:viewBox="0 0 167 446" svg:d="M32 302l-5 123 37-37c0 0 71-83 38-118-27-29-57 6-70 32zM0 0h44l-10 276c29-38 80-71 119-27 50 57-50 124-99 168-11 9-23 25-27 29h-12z">
          <text:p/>
        </draw:path>
        <draw:path draw:style-name="gr14" draw:text-style-name="P4" draw:layer="layout" svg:width="0.166cm" svg:height="0.445cm" svg:x="4.104cm" svg:y="18.684cm" svg:viewBox="0 0 167 446" svg:d="M33 302l-5 123 36-36c0 0 72-83 38-119-27-28-56 6-69 32zM0 0h44l-9 276c28-38 80-72 118-27 50 58-48 124-99 167-11 10-23 25-26 30h-12z">
          <text:p/>
        </draw:path>
        <draw:path draw:style-name="gr14" draw:text-style-name="P4" draw:layer="layout" svg:width="0.166cm" svg:height="0.445cm" svg:x="3.921cm" svg:y="21.068cm" svg:viewBox="0 0 167 446" svg:d="M32 303l-5 123 37-37c0 0 71-83 38-118-27-29-57 6-70 32zM0 0h44l-10 277c29-38 80-71 119-27 50 57-50 124-99 167-11 10-23 25-27 29h-12z">
          <text:p/>
        </draw:path>
        <draw:path draw:style-name="gr14" draw:text-style-name="P4" draw:layer="layout" svg:width="0.166cm" svg:height="0.445cm" svg:x="4.104cm" svg:y="20.804cm" svg:viewBox="0 0 167 446" svg:d="M33 301l-5 124 36-36c0 0 72-84 38-120-27-28-56 6-69 32zM0 0h44l-9 275c28-38 80-70 118-26 50 57-48 124-99 167-11 10-23 26-26 30h-12z">
          <text:p/>
        </draw:path>
        <draw:path draw:style-name="gr14" draw:text-style-name="P4" draw:layer="layout" svg:width="0.3cm" svg:height="0.369cm" svg:x="4.5cm" svg:y="19.092cm" svg:viewBox="0 0 301 370" svg:d="M242 48c-5-26-66-36-95-28-57 15-66 89-66 155v59c0 33 12 116 85 120 108 6 131-134 118-160h15c12 79-32 177-134 176-97 0-167-80-165-180 1-97 65-190 161-190 59 0 105 26 116 66 11 39-5 68-13 74 0 0-2 1-3 3-27 23-85 8-85-42 0-31 23-46 46-46h7c6-1 15 2 13-7z">
          <text:p/>
        </draw:path>
        <draw:path draw:style-name="gr14" draw:text-style-name="P4" draw:layer="layout" svg:width="0.3cm" svg:height="0.369cm" svg:x="4.5cm" svg:y="21.039cm" svg:viewBox="0 0 301 370" svg:d="M242 48c-5-26-66-36-95-28-57 15-66 89-66 155v60c0 33 12 115 85 119 108 6 131-133 118-159h15c12 78-32 176-134 175-97 0-167-80-165-180 1-97 65-190 161-190 59 0 105 26 116 66 11 39-5 68-13 74 0 0-2 1-3 3-27 23-85 8-85-42 0-31 23-46 46-46h7c6-1 15 2 13-7z">
          <text:p/>
        </draw:path>
        <draw:path draw:style-name="gr14" draw:text-style-name="P4" draw:layer="layout" svg:width="0.224cm" svg:height="0.182cm" svg:x="5.161cm" svg:y="21.489cm" svg:viewBox="0 0 225 183" svg:d="M209 25c32 35 14 93-40 130-53 36-123 37-154 3-31-36-13-94 40-130 55-36 123-37 154-3z">
          <text:p/>
        </draw:path>
        <draw:path draw:style-name="gr14" draw:text-style-name="P4" draw:layer="layout" svg:width="0.224cm" svg:height="0.182cm" svg:x="5.852cm" svg:y="21.401cm" svg:viewBox="0 0 225 183" svg:d="M209 25c32 36 14 94-39 130-53 35-123 37-154 3-32-35-13-93 39-130 55-37 123-37 154-3z">
          <text:p/>
        </draw:path>
        <draw:path draw:style-name="gr14" draw:text-style-name="P4" draw:layer="layout" svg:width="0.224cm" svg:height="0.182cm" svg:x="6.544cm" svg:y="21.313cm" svg:viewBox="0 0 225 183" svg:d="M209 26c32 35 14 92-40 130-53 35-122 37-154 2-31-35-13-93 41-129 53-37 122-38 153-3z">
          <text:p/>
        </draw:path>
        <draw:path draw:style-name="gr14" draw:text-style-name="P4" draw:layer="layout" svg:width="0.224cm" svg:height="0.182cm" svg:x="7.235cm" svg:y="21.225cm" svg:viewBox="0 0 225 183" svg:d="M208 26c33 35 14 93-40 130-52 35-121 37-152 2-33-34-14-92 39-130 54-36 122-37 153-2z">
          <text:p/>
        </draw:path>
        <draw:path draw:style-name="gr14" draw:text-style-name="P4" draw:layer="layout" svg:width="0.224cm" svg:height="0.182cm" svg:x="7.927cm" svg:y="21.136cm" svg:viewBox="0 0 225 183" svg:d="M209 26c33 34 15 92-40 129-53 36-122 38-153 3-32-36-13-93 40-130 53-36 122-37 153-2z">
          <text:p/>
        </draw:path>
        <draw:path draw:style-name="gr14" draw:text-style-name="P4" draw:layer="layout" svg:width="0.223cm" svg:height="0.182cm" svg:x="8.892cm" svg:y="21.313cm" svg:viewBox="0 0 224 183" svg:d="M209 26c31 35 13 92-40 130-54 35-123 37-154 2s-13-93 40-129c53-37 122-38 154-3z">
          <text:p/>
        </draw:path>
        <draw:path draw:style-name="gr14" draw:text-style-name="P4" draw:layer="layout" svg:width="0.224cm" svg:height="0.182cm" svg:x="10.248cm" svg:y="21.577cm" svg:viewBox="0 0 225 183" svg:d="M209 26c32 35 14 93-40 129s-123 38-154 3-13-93 40-130c54-36 123-37 154-2z">
          <text:p/>
        </draw:path>
        <draw:path draw:style-name="gr14" draw:text-style-name="P4" draw:layer="layout" svg:width="0.167cm" svg:height="0.541cm" svg:x="10.001cm" svg:y="21.398cm" svg:viewBox="0 0 168 542" svg:d="M115 202l-62 28v114l62-28zM115 510v-132l-62 30v134h-22v-122l-31 12v-64l31-12v-116l-31 12v-62l31-14v-142h22v132l62-28v-138h22v128l31-14v62l-31 14v116l31-14v62l-31 14v142z">
          <text:p/>
        </draw:path>
        <draw:path draw:style-name="gr14" draw:text-style-name="P4" draw:layer="layout" svg:width="0.224cm" svg:height="0.182cm" svg:x="11.213cm" svg:y="21.489cm" svg:viewBox="0 0 225 183" svg:d="M209 25c32 35 14 93-40 130-53 36-123 37-154 3-31-36-13-94 41-130 53-36 122-37 153-3z">
          <text:p/>
        </draw:path>
        <draw:path draw:style-name="gr14" draw:text-style-name="P4" draw:layer="layout" svg:width="0.224cm" svg:height="0.182cm" svg:x="12.178cm" svg:y="21.136cm" svg:viewBox="0 0 225 183" svg:d="M209 26c32 34 13 92-41 129-53 36-122 38-153 3-31-36-13-93 40-130 53-36 122-37 154-2z">
          <text:p/>
        </draw:path>
        <draw:path draw:style-name="gr14" draw:text-style-name="P4" draw:layer="layout" svg:width="0.223cm" svg:height="0.182cm" svg:x="13.143cm" svg:y="21.754cm" svg:viewBox="0 0 224 183" svg:d="M209 26c31 36 13 93-40 130-54 35-123 37-154 2-31-34-13-92 40-129s122-38 154-3z">
          <text:p/>
        </draw:path>
        <draw:g>
          <draw:line draw:style-name="gr21" draw:text-style-name="P3" draw:layer="layout" svg:x1="14.474cm" svg:y1="22.115cm" svg:x2="14.474cm" svg:y2="21.613cm">
            <text:p/>
          </draw:line>
          <draw:path draw:style-name="gr14" draw:text-style-name="P4" draw:layer="layout" svg:width="0.256cm" svg:height="0.215cm" svg:x="14.465cm" svg:y="21.473cm" svg:viewBox="0 0 257 216" svg:d="M106 73c-40 22-94 57-70 94 20 31 77-3 118-27 52-31 89-64 72-92-24-38-99 13-120 25zM12 176c-69-123 179-237 234-138 65 119-175 245-234 138z">
            <text:p/>
          </draw:path>
        </draw:g>
        <draw:path draw:style-name="gr14" draw:text-style-name="P4" draw:layer="layout" svg:width="0.182cm" svg:height="1.331cm" svg:x="2.933cm" svg:y="20.25cm" svg:viewBox="0 0 183 1332" svg:d="M56 9c11 6 50 57 71 99 33 66 46 114 46 189 0 70-10 111-24 178-9 47-19 72-31 119-15 55-18 46-24 75-8 33-12 55-15 88-2 18-5 33-5 51 0 63 3 115 12 186 9 63 21 105 36 163 11 41 21 66 35 105 9 26 33 68 24 69-17 5-29-22-39-40-17-27-45-99-66-164-17-51-33-99-40-133-11-54-23-86-29-138-3-36-7-59-7-96 0-69 7-108 24-177 10-42 35-91 50-150 14-54 24-89 30-145 2-24 5-39 5-64 0-35-6-56-15-87-17-56-51-95-82-128-2-3-5-6-6-9h46c0 2 3 9 4 9z">
          <text:p/>
        </draw:path>
        <draw:path draw:style-name="gr14" draw:text-style-name="P4" draw:layer="layout" svg:width="0.182cm" svg:height="1.33cm" svg:x="2.933cm" svg:y="18.932cm" svg:viewBox="0 0 183 1331" svg:d="M52 1331h-46c1-3 4-6 6-9 31-33 65-72 82-127 9-32 15-53 15-87 0-26-3-41-5-65-6-55-16-90-30-144-15-58-40-107-50-149-17-69-24-108-24-177 0-38 4-60 7-96 6-53 18-84 29-139 7-35 23-83 40-134 21-64 49-136 66-163 10-18 22-45 39-41 9 2-15 44-24 69-14 39-24 65-35 105-15 59-27 101-36 164-9 71-12 124-12 187 0 18 3 33 5 51 3 33 7 55 15 88 6 29 9 20 24 75 12 47 22 72 31 118 14 68 24 108 24 177 0 75-13 123-46 189-21 42-60 93-71 99-1 0-4 8-4 9z">
          <text:p/>
        </draw:path>
        <draw:path draw:style-name="gr14" draw:text-style-name="P4" draw:layer="layout" svg:width="0.122cm" svg:height="0.197cm" svg:x="6.601cm" svg:y="22.138cm" svg:viewBox="0 0 123 198" svg:d="M32 94c-3 3-6 9-6 27 0 48 19 69 41 69 18 0 31-15 31-47 0-29-9-58-39-58-9 0-20 2-27 9zM118 4c-51 8-80 46-85 81 17-10 22-13 38-13 30 0 52 21 52 60 0 21-10 66-60 66-34 0-63-27-63-86s48-110 117-112z">
          <text:p/>
        </draw:path>
        <draw:path draw:style-name="gr14" draw:text-style-name="P4" draw:layer="layout" svg:width="0.079cm" svg:height="0.254cm" svg:x="8.011cm" svg:y="22.106cm" svg:viewBox="0 0 80 255" svg:d="M54 95l-29 13v55l29-13zM54 241v-62l-29 14v62h-10v-57l-15 6v-30l15-6v-55l-15 7v-31l15-6v-67h10v62l29-13v-65h11v60l15-6v29l-15 6v56l15-7v30l-15 6v67z">
          <text:p/>
        </draw:path>
        <draw:path draw:style-name="gr14" draw:text-style-name="P4" draw:layer="layout" svg:width="0.123cm" svg:height="0.197cm" svg:x="8.948cm" svg:y="22.138cm" svg:viewBox="0 0 124 198" svg:d="M33 94c-2 3-5 9-5 27 0 48 19 69 40 69 18 0 30-15 30-47 0-29-8-58-38-58-9 0-20 2-27 9zM118 4c-50 8-78 46-83 81 15-10 21-13 37-13 30 0 52 21 52 60 0 21-10 66-60 66-34 0-64-27-64-86s49-110 118-112z">
          <text:p/>
        </draw:path>
        <draw:path draw:style-name="gr14" draw:text-style-name="P4" draw:layer="layout" svg:width="0.122cm" svg:height="0.197cm" svg:x="10.305cm" svg:y="22.319cm" svg:viewBox="0 0 123 198" svg:d="M33 95c-3 2-6 9-6 26 0 48 19 69 40 69 18 0 31-14 31-46 0-30-9-58-38-58-10 0-20 2-27 9zM118 5c-51 8-78 46-84 80 16-9 22-12 37-12 30 0 52 21 52 60 0 20-10 65-60 65-33 0-63-27-63-87 0-57 49-108 117-111z">
          <text:p/>
        </draw:path>
        <draw:path draw:style-name="gr14" draw:text-style-name="P4" draw:layer="layout" svg:width="0.13cm" svg:height="0.191cm" svg:x="12.228cm" svg:y="22.14cm" svg:viewBox="0 0 131 192" svg:d="M79 30l-67 95h67zM131 143h-29v49h-22v-49h-80v-18l89-125h13v125h29z">
          <text:p/>
        </draw:path>
        <draw:path draw:style-name="gr14" draw:text-style-name="P4" draw:layer="layout" svg:width="0.079cm" svg:height="0.254cm" svg:x="13.227cm" svg:y="22.376cm" svg:viewBox="0 0 80 255" svg:d="M53 95l-28 14v54l28-13zM53 240v-61l-28 14v62h-11v-57l-14 6v-30l14-6v-54l-14 6v-31l14-6v-67h11v62l28-13v-65h11v60l16-6v29l-16 6v56l16-7v29l-16 7v66z">
          <text:p/>
        </draw:path>
        <draw:path draw:style-name="gr14" draw:text-style-name="P4" draw:layer="layout" svg:width="0.081cm" svg:height="0.271cm" svg:x="5.723cm" svg:y="21.357cm" svg:viewBox="0 0 82 272" svg:d="M82 5c-25 19-55 44-55 126 0 32 0 102 55 136l-4 5c-19-10-40-32-52-50-16-22-26-45-26-89 0-56 29-103 79-133z">
          <text:p/>
        </draw:path>
        <draw:path draw:style-name="gr14" draw:text-style-name="P4" draw:layer="layout" svg:width="0.081cm" svg:height="0.271cm" svg:x="6.131cm" svg:y="21.357cm" svg:viewBox="0 0 82 272" svg:d="M0 267c24-19 54-43 54-124 0-32 0-103-54-138l4-5c18 10 39 32 51 50 17 23 27 46 27 91 0 54-30 102-79 131z">
          <text:p/>
        </draw:path>
        <draw:path draw:style-name="gr14" draw:text-style-name="P4" draw:layer="layout" svg:width="0.081cm" svg:height="0.271cm" svg:x="7.106cm" svg:y="21.181cm" svg:viewBox="0 0 82 272" svg:d="M82 5c-25 20-55 45-55 125 0 33 0 102 55 137l-4 5c-19-10-40-32-52-50-16-23-26-46-26-89 0-55 29-103 79-133z">
          <text:p/>
        </draw:path>
        <draw:path draw:style-name="gr14" draw:text-style-name="P4" draw:layer="layout" svg:width="0.081cm" svg:height="0.271cm" svg:x="7.514cm" svg:y="21.181cm" svg:viewBox="0 0 82 272" svg:d="M0 267c24-19 54-44 54-124 0-33 0-102-54-138l4-5c18 10 39 33 51 51 17 23 27 46 27 89 0 55-30 103-79 132z">
          <text:p/>
        </draw:path>
        <draw:path draw:style-name="gr14" draw:text-style-name="P4" draw:layer="layout" svg:width="0.109cm" svg:height="0.251cm" svg:x="3.25cm" svg:y="18.24cm" svg:viewBox="0 0 110 252" svg:d="M0 44h7c49 0 61-25 62-44h41v252h-49v-174h-61z">
          <text:p/>
        </draw:path>
        <draw:path draw:style-name="gr26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7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6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6" draw:text-style-name="P3" draw:layer="layout" svg:x1="10.553cm" svg:y1="-0.998cm" svg:x2="10.976cm" svg:y2="-0.998cm">
          <text:p/>
        </draw:line>
        <draw:line draw:style-name="gr26" draw:text-style-name="P3" draw:layer="layout" svg:x1="10.764cm" svg:y1="-1.21cm" svg:x2="10.764cm" svg:y2="-0.787cm">
          <text:p/>
        </draw:line>
        <draw:path draw:style-name="gr26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27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7" draw:text-style-name="P3" draw:layer="layout" svg:x1="10.553cm" svg:y1="-0.998cm" svg:x2="10.976cm" svg:y2="-0.998cm">
          <text:p/>
        </draw:line>
        <draw:line draw:style-name="gr27" draw:text-style-name="P3" draw:layer="layout" svg:x1="10.764cm" svg:y1="-1.21cm" svg:x2="10.764cm" svg:y2="-0.787cm">
          <text:p/>
        </draw:line>
        <draw:path draw:style-name="gr28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9" draw:text-style-name="P3" draw:layer="layout" svg:x1="10.659cm" svg:y1="-0.998cm" svg:x2="10.87cm" svg:y2="-0.998cm">
          <text:p/>
        </draw:line>
        <draw:line draw:style-name="gr29" draw:text-style-name="P3" draw:layer="layout" svg:x1="10.764cm" svg:y1="-1.104cm" svg:x2="10.764cm" svg:y2="-0.893cm">
          <text:p/>
        </draw:line>
        <draw:path draw:style-name="gr26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6" draw:text-style-name="P3" draw:layer="layout" svg:x1="10.553cm" svg:y1="28.635cm" svg:x2="10.976cm" svg:y2="28.635cm">
          <text:p/>
        </draw:line>
        <draw:line draw:style-name="gr26" draw:text-style-name="P3" draw:layer="layout" svg:x1="10.764cm" svg:y1="28.423cm" svg:x2="10.764cm" svg:y2="28.847cm">
          <text:p/>
        </draw:line>
        <draw:path draw:style-name="gr26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27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7" draw:text-style-name="P3" draw:layer="layout" svg:x1="10.553cm" svg:y1="28.635cm" svg:x2="10.976cm" svg:y2="28.635cm">
          <text:p/>
        </draw:line>
        <draw:line draw:style-name="gr27" draw:text-style-name="P3" draw:layer="layout" svg:x1="10.764cm" svg:y1="28.423cm" svg:x2="10.764cm" svg:y2="28.847cm">
          <text:p/>
        </draw:line>
        <draw:path draw:style-name="gr28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9" draw:text-style-name="P3" draw:layer="layout" svg:x1="10.659cm" svg:y1="28.635cm" svg:x2="10.87cm" svg:y2="28.635cm">
          <text:p/>
        </draw:line>
        <draw:line draw:style-name="gr29" draw:text-style-name="P3" draw:layer="layout" svg:x1="10.764cm" svg:y1="28.529cm" svg:x2="10.764cm" svg:y2="28.741cm">
          <text:p/>
        </draw:line>
        <draw:path draw:style-name="gr26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6" draw:text-style-name="P3" draw:layer="layout" svg:x1="-1.248cm" svg:y1="13.818cm" svg:x2="-0.824cm" svg:y2="13.818cm">
          <text:p/>
        </draw:line>
        <draw:line draw:style-name="gr26" draw:text-style-name="P3" draw:layer="layout" svg:x1="-1.036cm" svg:y1="13.607cm" svg:x2="-1.036cm" svg:y2="14.03cm">
          <text:p/>
        </draw:line>
        <draw:path draw:style-name="gr26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27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7" draw:text-style-name="P3" draw:layer="layout" svg:x1="-1.248cm" svg:y1="13.818cm" svg:x2="-0.824cm" svg:y2="13.818cm">
          <text:p/>
        </draw:line>
        <draw:line draw:style-name="gr27" draw:text-style-name="P3" draw:layer="layout" svg:x1="-1.036cm" svg:y1="13.607cm" svg:x2="-1.036cm" svg:y2="14.03cm">
          <text:p/>
        </draw:line>
        <draw:path draw:style-name="gr28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9" draw:text-style-name="P3" draw:layer="layout" svg:x1="-1.142cm" svg:y1="13.818cm" svg:x2="-0.93cm" svg:y2="13.818cm">
          <text:p/>
        </draw:line>
        <draw:line draw:style-name="gr29" draw:text-style-name="P3" draw:layer="layout" svg:x1="-1.036cm" svg:y1="13.712cm" svg:x2="-1.036cm" svg:y2="13.924cm">
          <text:p/>
        </draw:line>
        <draw:path draw:style-name="gr26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6" draw:text-style-name="P3" draw:layer="layout" svg:x1="22.353cm" svg:y1="13.818cm" svg:x2="22.777cm" svg:y2="13.818cm">
          <text:p/>
        </draw:line>
        <draw:line draw:style-name="gr26" draw:text-style-name="P3" draw:layer="layout" svg:x1="22.565cm" svg:y1="13.607cm" svg:x2="22.565cm" svg:y2="14.03cm">
          <text:p/>
        </draw:line>
        <draw:path draw:style-name="gr26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27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7" draw:text-style-name="P3" draw:layer="layout" svg:x1="22.353cm" svg:y1="13.818cm" svg:x2="22.777cm" svg:y2="13.818cm">
          <text:p/>
        </draw:line>
        <draw:line draw:style-name="gr27" draw:text-style-name="P3" draw:layer="layout" svg:x1="22.565cm" svg:y1="13.607cm" svg:x2="22.565cm" svg:y2="14.03cm">
          <text:p/>
        </draw:line>
        <draw:path draw:style-name="gr28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9" draw:text-style-name="P3" draw:layer="layout" svg:x1="22.459cm" svg:y1="13.818cm" svg:x2="22.671cm" svg:y2="13.818cm">
          <text:p/>
        </draw:line>
        <draw:line draw:style-name="gr29" draw:text-style-name="P3" draw:layer="layout" svg:x1="22.565cm" svg:y1="13.712cm" svg:x2="22.565cm" svg:y2="13.924cm">
          <text:p/>
        </draw:line>
        <draw:polygon draw:style-name="gr30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30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30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30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30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30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30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30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30" draw:text-style-name="P3" draw:layer="layout" svg:width="0.118cm" svg:height="0.01cm" svg:x="1.24cm" svg:y="28.704cm" svg:viewBox="0 0 119 11" draw:points="0,0 0,11 119,11 119,0">
          <text:p/>
        </draw:polygon>
        <draw:path draw:style-name="gr30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30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30" draw:text-style-name="P3" draw:layer="layout" svg:width="0.054cm" svg:height="0.149cm" svg:x="1.603cm" svg:y="28.539cm" svg:viewBox="0 0 55 150" svg:d="M55 0h-15c-6 24-16 27-40 28v15h34v107h21z">
          <text:p/>
        </draw:path>
        <draw:path draw:style-name="gr30" draw:text-style-name="P3" draw:layer="layout" svg:width="0.103cm" svg:height="0.153cm" svg:x="1.706cm" svg:y="28.539cm" svg:viewBox="0 0 104 154" svg:d="M40 80c3 0 6 0 9 0 13 0 35 2 35 27 0 19-14 30-33 30-28 0-31-19-32-34h-19c1 18 6 36 22 44 8 4 17 7 28 7 38 0 54-24 54-49 0-20-11-30-25-35 8-3 20-12 20-31 0-22-18-39-47-39-39 0-48 27-48 49h18c1-11 2-32 29-32 22 0 27 14 27 23 0 19-13 25-28 25-3 0-6-1-10-1z">
          <text:p/>
        </draw:path>
        <draw:polygon draw:style-name="gr30" draw:text-style-name="P3" draw:layer="layout" svg:width="0.117cm" svg:height="0.01cm" svg:x="1.817cm" svg:y="28.704cm" svg:viewBox="0 0 118 11" draw:points="0,0 0,11 118,11 118,0">
          <text:p/>
        </draw:polygon>
        <draw:path draw:style-name="gr30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30" draw:text-style-name="P3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30" draw:text-style-name="P3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30" draw:text-style-name="P3" draw:layer="layout" svg:width="0.052cm" svg:height="0.019cm" svg:x="2.297cm" svg:y="28.62cm" svg:viewBox="0 0 53 20" draw:points="53,0 0,0 0,20 53,20">
          <text:p/>
        </draw:polygon>
        <draw:path draw:style-name="gr30" draw:text-style-name="P3" draw:layer="layout" svg:width="0.055cm" svg:height="0.149cm" svg:x="2.379cm" svg:y="28.539cm" svg:viewBox="0 0 56 150" svg:d="M56 0h-15c-6 24-16 27-41 28v15h36v107h20z">
          <text:p/>
        </draw:path>
        <draw:path draw:style-name="gr30" draw:text-style-name="P3" draw:layer="layout" svg:width="0.102cm" svg:height="0.153cm" svg:x="2.483cm" svg:y="28.539cm" svg:viewBox="0 0 103 154" svg:d="M84 76c0 39-10 61-32 61-21 0-31-22-31-61 0-37 10-59 31-59 22 0 32 22 32 59zM103 76c0-30-8-76-51-76s-52 46-52 76c0 31 9 78 52 78s51-47 51-78z">
          <text:p/>
        </draw:path>
        <draw:path draw:style-name="gr30" draw:text-style-name="P3" draw:layer="layout" svg:width="0.105cm" svg:height="0.149cm" svg:x="2.599cm" svg:y="28.539cm" svg:viewBox="0 0 106 150" svg:d="M106 114v-17h-22v-97h-16l-68 94v20h65v36h19v-36zM64 29h1v68h-48z">
          <text:p/>
        </draw:path>
        <draw:polygon draw:style-name="gr30" draw:text-style-name="P3" draw:layer="layout" svg:width="0.022cm" svg:height="0.023cm" svg:x="2.729cm" svg:y="28.665cm" svg:viewBox="0 0 23 24" draw:points="23,0 0,0 0,24 23,24">
          <text:p/>
        </draw:polygon>
        <draw:path draw:style-name="gr30" draw:text-style-name="P3" draw:layer="layout" svg:width="0.019cm" svg:height="0.152cm" svg:x="2.784cm" svg:y="28.536cm" svg:viewBox="0 0 20 153" svg:d="M20 41h-20v112h20zM20 21v-21h-20v21z">
          <text:p/>
        </draw:path>
        <draw:path draw:style-name="gr30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30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30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30" draw:text-style-name="P3" draw:layer="layout" svg:width="0.054cm" svg:height="0.149cm" svg:x="3.368cm" svg:y="28.539cm" svg:viewBox="0 0 55 150" svg:d="M55 0h-14c-6 24-16 27-41 28v15h35v107h20z">
          <text:p/>
        </draw:path>
        <draw:path draw:style-name="gr30" draw:text-style-name="P3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30" draw:text-style-name="P3" draw:layer="layout" svg:width="0.055cm" svg:height="0.149cm" svg:x="3.603cm" svg:y="28.539cm" svg:viewBox="0 0 56 150" svg:d="M56 0h-16c-6 24-16 27-40 28v15h35v107h21z">
          <text:p/>
        </draw:path>
        <draw:frame draw:style-name="gr31" draw:text-style-name="P2" draw:layer="layout" svg:width="1.67cm" svg:height="0.48cm" svg:x="3.568cm" svg:y="17.334cm">
          <draw:text-box>
            <text:p text:style-name="P1"><text:span text:style-name="T2">and NCTs.</text:span></text:p>
          </draw:text-box>
        </draw:frame>
        <draw:path draw:style-name="gr30" draw:text-style-name="P3" draw:layer="layout" svg:width="0.054cm" svg:height="0.149cm" svg:x="19.676cm" svg:y="28.539cm" svg:viewBox="0 0 55 150" svg:d="M55 0h-14c-6 24-16 27-41 28v15h36v107h19z">
          <text:p/>
        </draw:path>
        <draw:path draw:style-name="gr30" draw:text-style-name="P3" draw:layer="layout" svg:width="0.102cm" svg:height="0.153cm" svg:x="19.78cm" svg:y="28.539cm" svg:viewBox="0 0 103 154" svg:d="M83 76c0 39-10 61-32 61-21 0-31-22-31-61 0-37 10-59 31-59 22 0 32 22 32 59zM103 76c0-30-8-76-52-76-43 0-51 46-51 76 0 31 8 78 51 78 44 0 52-47 52-78z">
          <text:p/>
        </draw:path>
        <draw:polygon draw:style-name="gr30" draw:text-style-name="P3" draw:layer="layout" svg:width="0.066cm" svg:height="0.16cm" svg:x="19.886cm" svg:y="28.532cm" svg:viewBox="0 0 67 161" draw:points="67,0 53,0 0,161 15,161">
          <text:p/>
        </draw:polygon>
        <draw:path draw:style-name="gr30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30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30" draw:text-style-name="P3" draw:layer="layout" svg:width="0.067cm" svg:height="0.16cm" svg:x="20.18cm" svg:y="28.532cm" svg:viewBox="0 0 68 161" draw:points="68,0 54,0 0,161 15,161">
          <text:p/>
        </draw:polygon>
        <draw:path draw:style-name="gr30" draw:text-style-name="P3" draw:layer="layout" svg:width="0.055cm" svg:height="0.149cm" svg:x="20.264cm" svg:y="28.539cm" svg:viewBox="0 0 56 150" svg:d="M56 0h-15c-6 24-16 27-41 28v15h36v107h20z">
          <text:p/>
        </draw:path>
        <draw:path draw:style-name="gr30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30" draw:text-style-name="P3" draw:layer="layout" svg:width="0.102cm" svg:height="0.149cm" svg:x="20.66cm" svg:y="28.539cm" svg:viewBox="0 0 103 150" svg:d="M23 53c0-10 2-36 30-36 22 0 29 15 29 27 0 19-11 25-27 34l-20 12c-20 12-34 29-35 60h103v-18h-82c1-5 6-17 26-28l15-10c23-12 41-23 41-50s-22-44-47-44c-17 0-52 5-52 53z">
          <text:p/>
        </draw:path>
        <draw:path draw:style-name="gr30" draw:text-style-name="P3" draw:layer="layout" svg:width="0.022cm" svg:height="0.109cm" svg:x="20.791cm" svg:y="28.579cm" svg:viewBox="0 0 23 110" svg:d="M23 87h-23v23h23zM23 0h-23v22h23z">
          <text:p/>
        </draw:path>
        <draw:path draw:style-name="gr30" draw:text-style-name="P3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30" draw:text-style-name="P3" draw:layer="layout" svg:width="0.102cm" svg:height="0.15cm" svg:x="20.956cm" svg:y="28.542cm" svg:viewBox="0 0 103 151" svg:d="M32 18h63v-18h-77l-12 80 16 1c7-9 17-14 28-14 18 0 33 11 33 33 0 18-12 34-31 34-17 0-30-8-32-25h-20c3 34 29 42 49 42 46 0 54-37 54-53 0-31-25-48-49-48-13 0-22 4-29 9z">
          <text:p/>
        </draw:path>
        <draw:path draw:style-name="gr30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30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32" draw:text-style-name="P6" draw:layer="layout" svg:width="3.401cm" svg:height="0.213cm" svg:x="0.323cm" svg:y="28.534cm">
          <draw:text-box>
            <text:p text:style-name="P1"><text:span text:style-name="T4">kos86760_ch13_099-104.indd <text:s text:c="2"/>101</text:span></text:p>
          </draw:text-box>
        </draw:frame>
        <draw:frame draw:style-name="gr33" draw:text-style-name="P6" draw:layer="layout" svg:width="1.801cm" svg:height="0.213cm" svg:x="19.655cm" svg:y="28.534cm">
          <draw:text-box>
            <text:p text:style-name="P1"><text:span text:style-name="T4">10/01/17 <text:s text:c="2"/>2:05 PM</text:span></text:p>
          </draw:text-box>
        </draw:frame>
        <draw:path draw:style-name="gr14" draw:text-style-name="P4" draw:layer="layout" svg:width="0.168cm" svg:height="0.541cm" svg:x="3.821cm" svg:y="4.23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4.014cm" svg:y="4.51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4.183cm" svg:y="4.13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3.893cm" svg:y="6.356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4.086cm" svg:y="6.636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4.255cm" svg:y="6.256cm" svg:viewBox="0 0 169 542" svg:d="M115 203l-60 28v114l60-28zM115 511v-132l-60 30v133h-23v-121l-32 12v-64l32-12v-116l-32 12v-62l32-14v-142h23v132l60-28v-139h23v129l31-14v62l-31 14v116l31-14v62l-31 14v142z">
          <text:p/>
        </draw:path>
        <draw:g>
          <draw:line draw:style-name="gr34" draw:text-style-name="P7" draw:layer="layout" svg:x1="4.608cm" svg:y1="7.25cm" svg:x2="4.608cm" svg:y2="6.658cm">
            <text:p/>
          </draw:line>
          <draw:path draw:style-name="gr14" draw:text-style-name="P4" draw:layer="layout" svg:width="0.224cm" svg:height="0.182cm" svg:x="4.601cm" svg:y="6.53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132cm" svg:y1="7.519cm" svg:x2="5.132cm" svg:y2="6.927cm">
            <text:p/>
          </draw:line>
          <draw:path draw:style-name="gr14" draw:text-style-name="P4" draw:layer="layout" svg:width="0.224cm" svg:height="0.182cm" svg:x="5.125cm" svg:y="6.803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799cm" svg:y1="7.262cm" svg:x2="5.799cm" svg:y2="6.67cm">
            <text:p/>
          </draw:line>
          <draw:path draw:style-name="gr14" draw:text-style-name="P4" draw:layer="layout" svg:width="0.224cm" svg:height="0.182cm" svg:x="5.792cm" svg:y="6.546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4.541cm" svg:y1="5.579cm" svg:x2="4.541cm" svg:y2="4.987cm">
            <text:p/>
          </draw:line>
          <draw:path draw:style-name="gr14" draw:text-style-name="P4" draw:layer="layout" svg:width="0.224cm" svg:height="0.182cm" svg:x="4.534cm" svg:y="4.863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4.752cm" svg:y1="4.147cm" svg:x2="4.752cm" svg:y2="4.739cm">
            <text:p/>
          </draw:line>
          <draw:path draw:style-name="gr14" draw:text-style-name="P4" draw:layer="layout" svg:width="0.224cm" svg:height="0.182cm" draw:transform="rotate (-3.14159265358979) translate (4.759cm 4.863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26cm" svg:y1="4.135cm" svg:x2="5.26cm" svg:y2="4.727cm">
            <text:p/>
          </draw:line>
          <draw:path draw:style-name="gr14" draw:text-style-name="P4" draw:layer="layout" svg:width="0.224cm" svg:height="0.182cm" draw:transform="rotate (-3.14159265358979) translate (5.267cm 4.851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041cm" svg:y1="5.844cm" svg:x2="5.041cm" svg:y2="5.252cm">
            <text:p/>
          </draw:line>
          <draw:path draw:style-name="gr14" draw:text-style-name="P4" draw:layer="layout" svg:width="0.224cm" svg:height="0.182cm" svg:x="5.034cm" svg:y="5.128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782cm" svg:y1="5.579cm" svg:x2="5.782cm" svg:y2="4.987cm">
            <text:p/>
          </draw:line>
          <draw:path draw:style-name="gr14" draw:text-style-name="P4" draw:layer="layout" svg:width="0.224cm" svg:height="0.182cm" svg:x="5.775cm" svg:y="4.863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993cm" svg:y1="4.147cm" svg:x2="5.993cm" svg:y2="4.739cm">
            <text:p/>
          </draw:line>
          <draw:path draw:style-name="gr14" draw:text-style-name="P4" draw:layer="layout" svg:width="0.224cm" svg:height="0.182cm" draw:transform="rotate (-3.14159265358979) translate (6cm 4.863cm)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0.389cm" svg:height="0.254cm" draw:transform="skewX (-0.265290046303138) rotate (-0.270526034059121) translate (5.26093653846047cm 3.95713596411556cm)" svg:viewBox="0 0 390 255" draw:points="0,255 390,85 389,0 0,173">
          <text:p/>
        </draw:polygon>
        <draw:path draw:style-name="gr14" draw:text-style-name="P4" draw:layer="layout" svg:width="0.168cm" svg:height="0.541cm" svg:x="4.797cm" svg:y="4.954cm" svg:viewBox="0 0 169 542" svg:d="M115 203l-60 28v114l60-28zM115 511v-132l-60 30v133h-23v-121l-32 12v-64l32-12v-116l-32 12v-62l32-14v-142h23v132l60-28v-139h23v129l31-14v62l-31 14v116l31-14v62l-31 14v142z">
          <text:p/>
        </draw:path>
        <draw:g>
          <draw:line draw:style-name="gr34" draw:text-style-name="P7" draw:layer="layout" svg:x1="5.636cm" svg:y1="4.059cm" svg:x2="5.636cm" svg:y2="4.651cm">
            <text:p/>
          </draw:line>
          <draw:path draw:style-name="gr14" draw:text-style-name="P4" draw:layer="layout" svg:width="0.224cm" svg:height="0.182cm" draw:transform="rotate (-3.14159265358979) translate (5.643cm 4.775cm)" svg:viewBox="0 0 225 183" svg:d="M209 26c33 34 15 92-40 129-53 36-122 38-153 3-32-36-13-93 40-130 53-36 122-37 153-2z">
            <text:p/>
          </draw:path>
        </draw:g>
        <draw:path draw:style-name="gr14" draw:text-style-name="P4" draw:layer="layout" svg:width="0.168cm" svg:height="0.541cm" svg:x="6.705cm" svg:y="4.237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6.898cm" svg:y="4.517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067cm" svg:y="4.137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254cm" svg:y="4.40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451cm" svg:y="4.68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621cm" svg:y="4.323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6.682cm" svg:y="6.35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6.875cm" svg:y="6.63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044cm" svg:y="6.25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231cm" svg:y="6.521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428cm" svg:y="6.801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7.598cm" svg:y="6.436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20" draw:text-style-name="P3" draw:layer="layout" svg:width="8.185cm" svg:height="0.633cm" svg:x="5.297cm" svg:y="14.285cm" svg:viewBox="0 0 8186 634" svg:d="M7833 11h353M3641 634h353M2626 634h352M1022 634h353M1022 0h353M0 0h353">
          <text:p/>
        </draw:path>
        <draw:path draw:style-name="gr12" draw:text-style-name="P3" draw:layer="layout" svg:width="7.83cm" svg:height="2.126cm" svg:x="7.416cm" svg:y="13.536cm" svg:viewBox="0 0 7831 2127" svg:d="M7831 2127v-2127M5210 2127v-2127M2622 2127v-2127M0 2127v-2127">
          <text:p/>
        </draw:path>
        <draw:line draw:style-name="gr21" draw:text-style-name="P3" draw:layer="layout" svg:x1="13.206cm" svg:y1="14.669cm" svg:x2="13.206cm" svg:y2="14.328cm">
          <text:p/>
        </draw:line>
        <draw:path draw:style-name="gr12" draw:text-style-name="P3" draw:layer="layout" svg:width="0.105cm" svg:height="2.126cm" svg:x="17.84cm" svg:y="13.536cm" svg:viewBox="0 0 106 2127" svg:d="M0 2127v-2127M106 2127v-2127">
          <text:p/>
        </draw:path>
        <draw:path draw:style-name="gr13" draw:text-style-name="P3" draw:layer="layout" svg:width="14.73cm" svg:height="2.105cm" svg:x="3.234cm" svg:y="13.549cm" svg:viewBox="0 0 14731 2106" svg:d="M0 588h14731M0 441h14731M0 294h14731M0 147h14731M0 0h14731M0 2106h14731M0 1959h14731M0 1812h14731M0 1665h14731M0 1518h14731">
          <text:p/>
        </draw:path>
        <draw:line draw:style-name="gr12" draw:text-style-name="P3" draw:layer="layout" svg:x1="3.234cm" svg:y1="15.662cm" svg:x2="3.234cm" svg:y2="13.536cm">
          <text:p/>
        </draw:line>
        <draw:path draw:style-name="gr14" draw:text-style-name="P4" draw:layer="layout" svg:width="0.372cm" svg:height="1.048cm" svg:x="3.354cm" svg:y="13.317cm" svg:viewBox="0 0 373 1049" svg:d="M324 643c-19-37-65-58-105-54l49 206c69-28 86-98 56-152zM259 252c42-90-1-155-9-188-51 33-78 66-99 123-23 65-14 113 5 180l5 17c37-36 72-78 98-132zM43 646c-3 88 69 173 180 160 10-1 20-3 28-6l-1-3-49-205c-15 4-29 12-40 25-33 39-25 98 23 130l-2 12c-56-26-101-98-65-164 17-34 41-53 69-62l-22-75c-60 55-118 104-121 188zM370 629c15 85-23 154-98 182l3 14c19 83 40 189-61 218-76 22-148-24-146-87 2-44 29-76 71-75 46 1 75 24 71 78-5 59-68 51-68 60 0 8 25 16 41 14 114-20 104-80 71-217-16 4-34 7-53 8-38 1-201-32-201-204 0-96 73-151 147-223l-3-10c-25-89-48-138-25-235 9-42 53-111 116-152 56 104 99 163 52 298-22 63-64 107-109 147l25 84c73-13 157 42 167 100z">
          <text:p/>
        </draw:path>
        <draw:path draw:style-name="gr14" draw:text-style-name="P4" draw:layer="layout" svg:width="0.419cm" svg:height="0.487cm" svg:x="3.321cm" svg:y="15.063cm" svg:viewBox="0 0 420 488" svg:d="M387 248c-20 0-35-18-33-37 1-17 15-30 33-30 17 0 31 15 31 33s-14 34-31 34zM387 109c-19 0-35-16-34-35s16-33 34-33 33 15 33 34-15 34-33 34zM93 98c13-3 41-4 52 24 14 39-6 68-27 77-35 13-85-16-85-56-1-45 16-89 62-122 26-19 111-37 165 5 116 94 67 270-57 371-55 44-117 86-203 91v-17c29-5 45-10 72-22 88-41 142-117 178-202 42-99-4-253-120-223-49 13-72 71-60 85 1 2 8-7 23-11z">
          <text:p/>
        </draw:path>
        <draw:path draw:style-name="gr14" draw:text-style-name="P4" draw:layer="layout" svg:width="0.132cm" svg:height="0.354cm" svg:x="3.948cm" svg:y="13.575cm" svg:viewBox="0 0 133 355" svg:d="M26 241l-4 98 29-29c0 0 57-66 31-94-22-23-45 5-56 25zM0 0h35l-7 221c22-31 64-57 94-22 40 46-38 99-79 133-9 8-18 20-21 23h-10z">
          <text:p/>
        </draw:path>
        <draw:path draw:style-name="gr14" draw:text-style-name="P4" draw:layer="layout" svg:width="0.132cm" svg:height="0.354cm" svg:x="3.948cm" svg:y="15.238cm" svg:viewBox="0 0 133 355" svg:d="M26 241l-4 97 29-28c0 0 57-67 31-95-22-22-45 5-56 26zM0 0h35l-7 220c22-31 64-57 94-21 40 45-38 98-79 133-9 7-18 19-21 23h-10z">
          <text:p/>
        </draw:path>
        <draw:path draw:style-name="gr14" draw:text-style-name="P4" draw:layer="layout" svg:width="0.239cm" svg:height="0.294cm" svg:x="4.485cm" svg:y="13.695cm" svg:viewBox="0 0 240 295" svg:d="M193 38c-4-21-54-28-76-22-46 12-53 71-53 123v47c0 27 10 92 67 96 87 5 106-107 95-128h12c10 64-25 142-108 141-76 0-132-64-130-144 0-77 51-151 127-151 48 0 84 21 93 52s-3 55-10 60c0 0-1 0-2 2-22 18-69 6-69-33 0-25 19-38 38-38h5c5 0 12 3 11-5z">
          <text:p/>
        </draw:path>
        <draw:path draw:style-name="gr14" draw:text-style-name="P4" draw:layer="layout" svg:width="0.239cm" svg:height="0.294cm" svg:x="4.485cm" svg:y="15.212cm" svg:viewBox="0 0 240 295" svg:d="M193 38c-4-21-54-28-76-22-46 12-53 71-53 123v48c0 27 10 91 67 95 87 5 106-106 95-128h12c10 64-25 142-108 141-76 0-132-64-130-144 0-77 51-151 127-151 48 0 84 21 93 52s-3 55-10 59c0 0-1 1-2 3-22 18-69 6-69-33 0-25 19-38 38-38h5c5 0 12 2 11-5z">
          <text:p/>
        </draw:path>
        <draw:path draw:style-name="gr14" draw:text-style-name="P4" draw:layer="layout" svg:width="0.204cm" svg:height="0.171cm" svg:x="13.197cm" svg:y="14.211cm" svg:viewBox="0 0 205 172" svg:d="M84 59c-32 17-74 45-56 74 17 24 62-2 96-22 41-24 70-50 57-72-19-31-79 10-97 20zM10 140c-55-97 143-189 187-110 51 95-140 196-187 110z">
          <text:p/>
        </draw:path>
        <draw:path draw:style-name="gr20" draw:text-style-name="P3" draw:layer="layout" svg:width="1.981cm" svg:height="1.68cm" svg:x="14.147cm" svg:y="14.29cm" svg:viewBox="0 0 1982 1681" svg:d="M0 0h353M0 1681h353M1629 5h353M1629 158h353M0 1540h353">
          <text:p/>
        </draw:path>
        <draw:line draw:style-name="gr21" draw:text-style-name="P3" draw:layer="layout" svg:x1="14.224cm" svg:y1="14.661cm" svg:x2="14.224cm" svg:y2="14.32cm">
          <text:p/>
        </draw:line>
        <draw:path draw:style-name="gr14" draw:text-style-name="P4" draw:layer="layout" svg:width="0.203cm" svg:height="0.172cm" svg:x="14.215cm" svg:y="14.203cm" svg:viewBox="0 0 204 173" svg:d="M84 59c-32 17-74 45-56 74 17 24 62-2 96-22 41-24 70-50 57-73-19-30-79 11-97 21zM10 140c-55-98 143-189 186-110 52 95-140 196-186 110z">
          <text:p/>
        </draw:path>
        <draw:line draw:style-name="gr21" draw:text-style-name="P3" draw:layer="layout" svg:x1="14.408cm" svg:y1="13.625cm" svg:x2="14.408cm" svg:y2="14.104cm">
          <text:p/>
        </draw:line>
        <draw:path draw:style-name="gr14" draw:text-style-name="P4" draw:layer="layout" svg:width="0.204cm" svg:height="0.171cm" svg:x="14.213cm" svg:y="14.051cm" svg:viewBox="0 0 205 172" svg:d="M122 114c31-18 74-46 56-74-17-26-62 2-96 21-41 24-71 50-57 72 19 31 80-10 97-19zM196 32c54 98-143 190-187 110-51-94 140-195 187-110z">
          <text:p/>
        </draw:path>
        <draw:line draw:style-name="gr21" draw:text-style-name="P3" draw:layer="layout" svg:x1="10.573cm" svg:y1="14.59cm" svg:x2="10.573cm" svg:y2="14.25cm">
          <text:p/>
        </draw:line>
        <draw:path draw:style-name="gr14" draw:text-style-name="P4" draw:layer="layout" svg:width="0.204cm" svg:height="0.172cm" svg:x="10.564cm" svg:y="14.132cm" svg:viewBox="0 0 205 173" svg:d="M84 59c-32 17-75 45-56 74 17 25 62-2 95-22 42-24 71-50 57-72-18-31-78 10-96 20zM9 141c-54-99 144-190 187-111 52 96-140 195-187 111z">
          <text:p/>
        </draw:path>
        <draw:line draw:style-name="gr21" draw:text-style-name="P3" draw:layer="layout" svg:x1="9.009cm" svg:y1="14.521cm" svg:x2="9.009cm" svg:y2="14.18cm">
          <text:p/>
        </draw:line>
        <draw:path draw:style-name="gr14" draw:text-style-name="P4" draw:layer="layout" svg:width="0.204cm" svg:height="0.171cm" svg:x="9cm" svg:y="14.063cm" svg:viewBox="0 0 205 172" svg:d="M85 58c-32 17-76 46-57 74 18 25 63-2 95-22 42-24 71-50 57-72-18-31-78 11-95 20zM9 139c-54-97 144-189 187-109 53 94-139 195-187 109z">
          <text:p/>
        </draw:path>
        <draw:line draw:style-name="gr21" draw:text-style-name="P3" draw:layer="layout" svg:x1="9.193cm" svg:y1="13.478cm" svg:x2="9.193cm" svg:y2="13.957cm">
          <text:p/>
        </draw:line>
        <draw:path draw:style-name="gr14" draw:text-style-name="P4" draw:layer="layout" svg:width="0.204cm" svg:height="0.171cm" svg:x="8.997cm" svg:y="13.904cm" svg:viewBox="0 0 205 172" svg:d="M122 114c31-18 74-46 55-74-16-25-62 2-94 21-41 24-72 51-58 73 20 30 79-11 97-20zM196 32c55 98-143 190-187 110-51-94 140-195 187-110z">
          <text:p/>
        </draw:path>
        <draw:line draw:style-name="gr21" draw:text-style-name="P3" draw:layer="layout" svg:x1="7.992cm" svg:y1="14.446cm" svg:x2="7.992cm" svg:y2="14.105cm">
          <text:p/>
        </draw:line>
        <draw:path draw:style-name="gr14" draw:text-style-name="P4" draw:layer="layout" svg:width="0.204cm" svg:height="0.171cm" svg:x="7.983cm" svg:y="13.988cm" svg:viewBox="0 0 205 172" svg:d="M85 58c-32 17-76 46-57 75 17 24 63-3 95-22 41-25 71-51 57-73-18-30-78 10-95 20zM9 140c-54-99 144-189 187-110 53 95-139 195-187 110z">
          <text:p/>
        </draw:path>
        <draw:line draw:style-name="gr21" draw:text-style-name="P3" draw:layer="layout" svg:x1="8.176cm" svg:y1="13.406cm" svg:x2="8.176cm" svg:y2="13.886cm">
          <text:p/>
        </draw:line>
        <draw:path draw:style-name="gr14" draw:text-style-name="P4" draw:layer="layout" svg:width="0.204cm" svg:height="0.171cm" svg:x="7.98cm" svg:y="13.832cm" svg:viewBox="0 0 205 172" svg:d="M121 114c32-17 75-47 56-75-16-25-62 2-94 22-41 25-72 51-58 73 19 30 79-11 96-20zM196 32c55 98-143 189-187 110-52-95 140-195 187-110z">
          <text:p/>
        </draw:path>
        <draw:line draw:style-name="gr21" draw:text-style-name="P3" draw:layer="layout" svg:x1="6.403cm" svg:y1="14.653cm" svg:x2="6.403cm" svg:y2="14.312cm">
          <text:p/>
        </draw:line>
        <draw:path draw:style-name="gr14" draw:text-style-name="P4" draw:layer="layout" svg:width="0.203cm" svg:height="0.172cm" svg:x="6.394cm" svg:y="14.195cm" svg:viewBox="0 0 204 173" svg:d="M84 59c-32 17-74 46-56 74 17 25 62-2 94-22 42-24 71-50 58-73-19-30-79 11-96 21zM10 140c-56-98 142-189 185-110 53 95-139 196-185 110z">
          <text:p/>
        </draw:path>
        <draw:line draw:style-name="gr21" draw:text-style-name="P3" draw:layer="layout" svg:x1="13.201cm" svg:y1="15.816cm" svg:x2="13.201cm" svg:y2="15.475cm">
          <text:p/>
        </draw:line>
        <draw:path draw:style-name="gr14" draw:text-style-name="P4" draw:layer="layout" svg:width="0.203cm" svg:height="0.171cm" svg:x="13.192cm" svg:y="15.358cm" svg:viewBox="0 0 204 172" svg:d="M84 58c-32 17-74 46-56 74 17 25 62-2 95-21 42-24 71-51 58-73-19-30-80 10-97 20zM10 140c-55-99 143-189 186-110 52 95-140 195-186 110z">
          <text:p/>
        </draw:path>
        <draw:line draw:style-name="gr21" draw:text-style-name="P3" draw:layer="layout" svg:x1="14.224cm" svg:y1="16.342cm" svg:x2="14.224cm" svg:y2="16.002cm">
          <text:p/>
        </draw:line>
        <draw:path draw:style-name="gr14" draw:text-style-name="P4" draw:layer="layout" svg:width="0.203cm" svg:height="0.172cm" svg:x="14.215cm" svg:y="15.884cm" svg:viewBox="0 0 204 173" svg:d="M84 59c-32 18-74 46-56 74 17 25 62-2 96-21 41-24 70-51 57-73-19-31-79 10-97 20zM10 141c-55-99 143-190 186-111 52 96-140 195-186 111z">
          <text:p/>
        </draw:path>
        <draw:line draw:style-name="gr21" draw:text-style-name="P3" draw:layer="layout" svg:x1="11.595cm" svg:y1="15.878cm" svg:x2="11.595cm" svg:y2="15.538cm">
          <text:p/>
        </draw:line>
        <draw:path draw:style-name="gr14" draw:text-style-name="P4" draw:layer="layout" svg:width="0.204cm" svg:height="0.172cm" svg:x="11.586cm" svg:y="15.42cm" svg:viewBox="0 0 205 173" svg:d="M84 58c-32 18-75 46-56 74 16 25 63-2 95-21 41-24 71-50 57-72-18-32-78 10-96 19zM9 140c-54-98 144-190 187-110 52 95-140 195-187 110z">
          <text:p/>
        </draw:path>
        <draw:line draw:style-name="gr21" draw:text-style-name="P3" draw:layer="layout" svg:x1="10.571cm" svg:y1="15.863cm" svg:x2="10.571cm" svg:y2="15.393cm">
          <text:p/>
        </draw:line>
        <draw:path draw:style-name="gr14" draw:text-style-name="P4" draw:layer="layout" svg:width="0.204cm" svg:height="0.171cm" svg:x="10.563cm" svg:y="15.276cm" svg:viewBox="0 0 205 172" svg:d="M84 59c-32 17-75 45-56 73 16 25 62-2 95-21 41-24 71-50 57-72-18-30-78 10-96 20zM9 140c-54-98 144-189 187-109 52 94-140 195-187 109z">
          <text:p/>
        </draw:path>
        <draw:line draw:style-name="gr21" draw:text-style-name="P3" draw:layer="layout" svg:x1="9.019cm" svg:y1="15.805cm" svg:x2="9.019cm" svg:y2="15.47cm">
          <text:p/>
        </draw:line>
        <draw:path draw:style-name="gr14" draw:text-style-name="P4" draw:layer="layout" svg:width="0.204cm" svg:height="0.171cm" svg:x="9.011cm" svg:y="15.352cm" svg:viewBox="0 0 205 172" svg:d="M84 58c-31 17-75 47-55 75 16 25 62-2 94-21 41-26 71-52 57-74-19-30-78 11-96 20zM9 140c-54-98 143-189 187-110 52 95-139 195-187 110z">
          <text:p/>
        </draw:path>
        <draw:line draw:style-name="gr21" draw:text-style-name="P3" draw:layer="layout" svg:x1="11.595cm" svg:y1="14.596cm" svg:x2="11.595cm" svg:y2="14.256cm">
          <text:p/>
        </draw:line>
        <draw:path draw:style-name="gr14" draw:text-style-name="P4" draw:layer="layout" svg:width="0.204cm" svg:height="0.172cm" svg:x="11.586cm" svg:y="14.138cm" svg:viewBox="0 0 205 173" svg:d="M84 59c-32 17-75 45-56 74 16 25 63-2 95-21 41-25 71-51 57-73-18-30-78 10-96 20zM9 141c-54-99 144-190 187-110 52 95-140 195-187 110z">
          <text:p/>
        </draw:path>
        <draw:line draw:style-name="gr21" draw:text-style-name="P3" draw:layer="layout" svg:x1="14.414cm" svg:y1="14.776cm" svg:x2="14.414cm" svg:y2="15.109cm">
          <text:p/>
        </draw:line>
        <draw:path draw:style-name="gr14" draw:text-style-name="P4" draw:layer="layout" svg:width="0.204cm" svg:height="0.171cm" svg:x="14.218cm" svg:y="15.055cm" svg:viewBox="0 0 205 172" svg:d="M122 114c31-17 74-46 55-75-16-25-62 2-95 23-41 24-71 50-57 72 19 30 79-11 97-20zM196 32c54 98-143 190-187 110-51-94 140-195 187-110z">
          <text:p/>
        </draw:path>
        <draw:line draw:style-name="gr21" draw:text-style-name="P3" draw:layer="layout" svg:x1="10.768cm" svg:y1="14.706cm" svg:x2="10.768cm" svg:y2="15.039cm">
          <text:p/>
        </draw:line>
        <draw:path draw:style-name="gr14" draw:text-style-name="P4" draw:layer="layout" svg:width="0.204cm" svg:height="0.172cm" svg:x="10.573cm" svg:y="14.985cm" svg:viewBox="0 0 205 173" svg:d="M121 113c32-17 75-45 56-73-16-25-62 2-95 21-41 24-71 50-57 73 18 31 79-10 96-21zM196 32c54 99-144 190-187 111-52-96 140-195 187-111z">
          <text:p/>
        </draw:path>
        <draw:line draw:style-name="gr21" draw:text-style-name="P3" draw:layer="layout" svg:x1="9.193cm" svg:y1="14.559cm" svg:x2="9.193cm" svg:y2="14.892cm">
          <text:p/>
        </draw:line>
        <draw:path draw:style-name="gr14" draw:text-style-name="P4" draw:layer="layout" svg:width="0.204cm" svg:height="0.172cm" svg:x="8.997cm" svg:y="14.838cm" svg:viewBox="0 0 205 173" svg:d="M122 114c31-17 74-46 55-74-16-25-62 2-94 21-41 24-72 51-58 73 20 31 79-10 97-20zM196 32c55 99-143 190-187 111-51-96 140-195 187-111z">
          <text:p/>
        </draw:path>
        <draw:line draw:style-name="gr21" draw:text-style-name="P3" draw:layer="layout" svg:x1="8.008cm" svg:y1="15.726cm" svg:x2="8.008cm" svg:y2="15.244cm">
          <text:p/>
        </draw:line>
        <draw:path draw:style-name="gr14" draw:text-style-name="P4" draw:layer="layout" svg:width="0.204cm" svg:height="0.172cm" svg:x="7.999cm" svg:y="15.126cm" svg:viewBox="0 0 205 173" svg:d="M85 58c-32 18-75 46-56 74 17 26 62-2 95-21 41-24 70-50 57-72-19-31-79 10-96 19zM10 140c-55-98 143-190 187-110 52 95-139 195-187 110z">
          <text:p/>
        </draw:path>
        <draw:line draw:style-name="gr21" draw:text-style-name="P3" draw:layer="layout" svg:x1="6.397cm" svg:y1="15.806cm" svg:x2="6.397cm" svg:y2="15.324cm">
          <text:p/>
        </draw:line>
        <draw:path draw:style-name="gr14" draw:text-style-name="P4" draw:layer="layout" svg:width="0.203cm" svg:height="0.172cm" svg:x="6.388cm" svg:y="15.206cm" svg:viewBox="0 0 204 173" svg:d="M84 58c-32 19-74 47-56 75 17 25 62-2 95-21 41-24 70-51 57-73-19-31-79 10-96 19zM10 141c-56-99 142-190 185-111 53 95-138 195-185 111z">
          <text:p/>
        </draw:path>
        <draw:line draw:style-name="gr21" draw:text-style-name="P3" draw:layer="layout" svg:x1="8.181cm" svg:y1="14.559cm" svg:x2="8.181cm" svg:y2="14.892cm">
          <text:p/>
        </draw:line>
        <draw:path draw:style-name="gr14" draw:text-style-name="P4" draw:layer="layout" svg:width="0.204cm" svg:height="0.172cm" svg:x="7.986cm" svg:y="14.838cm" svg:viewBox="0 0 205 173" svg:d="M121 114c32-17 75-46 56-74-17-25-62 2-94 21-42 24-72 51-58 73 19 31 79-10 96-20zM196 32c55 99-143 190-187 111-52-96 140-195 187-111z">
          <text:p/>
        </draw:path>
        <draw:line draw:style-name="gr21" draw:text-style-name="P3" draw:layer="layout" svg:x1="6.6cm" svg:y1="14.548cm" svg:x2="6.6cm" svg:y2="14.88cm">
          <text:p/>
        </draw:line>
        <draw:path draw:style-name="gr14" draw:text-style-name="P4" draw:layer="layout" svg:width="0.204cm" svg:height="0.172cm" svg:x="6.404cm" svg:y="14.827cm" svg:viewBox="0 0 205 173" svg:d="M121 115c31-19 75-47 55-75-16-25-62 2-94 21-41 24-71 52-57 74 19 30 78-11 96-20zM196 32c54 99-143 190-187 111-52-95 139-195 187-111z">
          <text:p/>
        </draw:path>
        <draw:line draw:style-name="gr21" draw:text-style-name="P3" draw:layer="layout" svg:x1="5.372cm" svg:y1="14.657cm" svg:x2="5.372cm" svg:y2="14.317cm">
          <text:p/>
        </draw:line>
        <draw:path draw:style-name="gr14" draw:text-style-name="P4" draw:layer="layout" svg:width="0.204cm" svg:height="0.172cm" svg:x="5.364cm" svg:y="14.199cm" svg:viewBox="0 0 205 173" svg:d="M84 60c-31 17-75 45-56 73 17 25 62-2 95-21 41-24 71-50 57-73-19-31-79 11-96 21zM9 141c-54-99 143-190 187-111 52 96-139 196-187 111z">
          <text:p/>
        </draw:path>
        <draw:line draw:style-name="gr21" draw:text-style-name="P3" draw:layer="layout" svg:x1="5.556cm" svg:y1="13.547cm" svg:x2="5.556cm" svg:y2="14.027cm">
          <text:p/>
        </draw:line>
        <draw:path draw:style-name="gr14" draw:text-style-name="P4" draw:layer="layout" svg:width="0.204cm" svg:height="0.171cm" svg:x="5.361cm" svg:y="13.973cm" svg:viewBox="0 0 205 172" svg:d="M121 114c32-18 74-46 56-75-17-24-62 2-94 22-42 24-72 51-58 73 19 30 79-10 96-20zM195 32c56 98-142 189-186 110-52-95 140-195 186-110z">
          <text:p/>
        </draw:path>
        <draw:line draw:style-name="gr21" draw:text-style-name="P3" draw:layer="layout" svg:x1="5.366cm" svg:y1="15.736cm" svg:x2="5.366cm" svg:y2="15.243cm">
          <text:p/>
        </draw:line>
        <draw:path draw:style-name="gr14" draw:text-style-name="P4" draw:layer="layout" svg:width="0.204cm" svg:height="0.171cm" svg:x="5.358cm" svg:y="15.126cm" svg:viewBox="0 0 205 172" svg:d="M84 58c-31 17-75 46-55 74 16 26 62-2 94-22 41-24 71-50 57-72-19-30-78 11-96 20zM9 139c-54-97 143-189 187-109 52 94-139 195-187 109z">
          <text:p/>
        </draw:path>
        <draw:line draw:style-name="gr21" draw:text-style-name="P3" draw:layer="layout" svg:x1="5.569cm" svg:y1="14.696cm" svg:x2="5.569cm" svg:y2="15.029cm">
          <text:p/>
        </draw:line>
        <draw:path draw:style-name="gr14" draw:text-style-name="P4" draw:layer="layout" svg:width="0.203cm" svg:height="0.172cm" svg:x="5.374cm" svg:y="14.975cm" svg:viewBox="0 0 204 173" svg:d="M120 114c32-17 74-46 56-74-17-25-62 2-95 22-41 24-70 50-57 73 19 30 79-12 96-21zM194 33c56 98-142 189-185 110-53-95 139-196 185-110z">
          <text:p/>
        </draw:path>
        <draw:line draw:style-name="gr21" draw:text-style-name="P3" draw:layer="layout" svg:x1="11.78cm" svg:y1="13.354cm" svg:x2="11.78cm" svg:y2="13.81cm">
          <text:p/>
        </draw:line>
        <draw:path draw:style-name="gr14" draw:text-style-name="P4" draw:layer="layout" svg:width="0.204cm" svg:height="0.171cm" svg:x="11.584cm" svg:y="13.757cm" svg:viewBox="0 0 205 172" svg:d="M122 114c31-18 74-46 55-74-16-25-62 2-95 21-41 24-71 51-57 73 19 31 79-11 97-20zM196 32c54 98-143 190-187 110-51-94 140-195 187-110z">
          <text:p/>
        </draw:path>
        <draw:line draw:style-name="gr21" draw:text-style-name="P3" draw:layer="layout" svg:x1="13.385cm" svg:y1="13.478cm" svg:x2="13.385cm" svg:y2="13.957cm">
          <text:p/>
        </draw:line>
        <draw:path draw:style-name="gr14" draw:text-style-name="P4" draw:layer="layout" svg:width="0.204cm" svg:height="0.171cm" svg:x="13.19cm" svg:y="13.904cm" svg:viewBox="0 0 205 172" svg:d="M122 114c31-18 74-46 55-74-16-25-61 2-95 21-41 24-71 51-57 73 19 30 79-11 97-20zM196 32c54 98-143 190-187 110-51-94 140-195 187-110z">
          <text:p/>
        </draw:path>
        <draw:path draw:style-name="gr14" draw:text-style-name="P4" draw:layer="layout" svg:width="0.146cm" svg:height="1.064cm" svg:x="2.934cm" svg:y="14.607cm" svg:viewBox="0 0 147 1065" svg:d="M45 8c9 4 40 45 57 79 26 53 37 91 37 151 0 55-9 87-19 141-8 38-16 58-26 95-12 45-14 37-19 60-6 27-9 45-12 71-1 14-3 26-3 41 0 50 2 92 9 148 7 51 17 85 29 132 8 33 17 53 28 84 7 21 26 54 19 55-13 4-23-18-31-32-14-22-36-79-53-131-13-41-26-80-32-108-9-43-18-68-23-110-3-29-6-47-6-77 0-55 6-86 19-141 8-34 29-73 41-120 10-43 19-71 24-115 1-19 3-31 3-52 0-27-5-44-12-69-13-45-40-76-66-102-1-3-3-5-4-8h38c0 2 1 8 2 8z">
          <text:p/>
        </draw:path>
        <draw:path draw:style-name="gr14" draw:text-style-name="P4" draw:layer="layout" svg:width="0.146cm" svg:height="1.064cm" svg:x="2.934cm" svg:y="13.553cm" svg:viewBox="0 0 147 1065" svg:d="M43 1065h-38c1-2 3-5 4-7 26-27 53-58 66-102 7-25 12-42 12-70 0-20-2-32-3-52-5-45-14-72-24-115-12-47-33-87-41-120-13-55-19-87-19-142 0-30 3-48 6-77 5-42 14-67 23-110 6-27 19-66 32-107 17-51 39-109 53-130 8-15 18-36 31-33 7 1-12 35-19 55-11 32-20 52-28 84-12 47-22 81-29 131-7 56-9 98-9 149 0 14 2 26 3 41 3 26 6 44 12 70 5 23 7 16 19 60 10 38 18 58 26 95 10 54 19 86 19 142 0 61-11 99-37 152-17 33-48 74-57 79-1 0-2 6-2 7z">
          <text:p/>
        </draw:path>
        <draw:path draw:style-name="gr14" draw:text-style-name="P4" draw:layer="layout" svg:width="0.255cm" svg:height="0.166cm" svg:x="15.817cm" svg:y="13.987cm" svg:viewBox="0 0 256 167" svg:d="M144 151c49-6 37-44 34-70-3-35-21-64-64-63-26 0-47 8-38 63 5 37 22 76 68 70zM140 167c-85 2-141-36-140-86 2-55 57-80 119-81 61 0 128 23 136 81 7 46-48 86-115 86z">
          <text:p/>
        </draw:path>
        <draw:path draw:style-name="gr14" draw:text-style-name="P4" draw:layer="layout" svg:width="0.255cm" svg:height="0.166cm" svg:x="15.817cm" svg:y="14.364cm" svg:viewBox="0 0 256 167" svg:d="M144 150c49-6 37-44 34-70-3-36-21-64-64-63-26 0-47 8-38 63 5 37 22 75 68 70zM140 167c-85 1-141-37-140-87 2-55 57-80 119-80 61-1 128 22 136 80 7 45-48 86-115 87z">
          <text:p/>
        </draw:path>
        <draw:path draw:style-name="gr14" draw:text-style-name="P4" draw:layer="layout" svg:width="0.255cm" svg:height="0.166cm" svg:x="15.817cm" svg:y="15.669cm" svg:viewBox="0 0 256 167" svg:d="M144 151c49-6 37-44 34-70-3-35-21-63-64-63-26 0-47 8-38 63 5 37 22 75 68 70zM140 167c-85 1-141-36-140-86 2-55 57-80 119-81 61-1 128 24 136 81 7 45-48 85-115 86z">
          <text:p/>
        </draw:path>
        <draw:g>
          <draw:line draw:style-name="gr34" draw:text-style-name="P7" draw:layer="layout" svg:x1="10.753cm" svg:y1="13.446cm" svg:x2="10.753cm" svg:y2="14.038cm">
            <text:p/>
          </draw:line>
          <draw:path draw:style-name="gr14" draw:text-style-name="P4" draw:layer="layout" svg:width="0.224cm" svg:height="0.182cm" draw:transform="rotate (-3.14159265358979) translate (10.76cm 14.16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272cm" svg:y1="13.145cm" svg:x2="11.272cm" svg:y2="13.737cm">
            <text:p/>
          </draw:line>
          <draw:path draw:style-name="gr14" draw:text-style-name="P4" draw:layer="layout" svg:width="0.224cm" svg:height="0.182cm" draw:transform="rotate (-3.14159265358979) translate (11.279cm 13.861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919cm" svg:y1="14.721cm" svg:x2="13.919cm" svg:y2="15.313cm">
            <text:p/>
          </draw:line>
          <draw:path draw:style-name="gr14" draw:text-style-name="P4" draw:layer="layout" svg:width="0.224cm" svg:height="0.182cm" draw:transform="rotate (-3.14159265358979) translate (13.926cm 15.437cm)" svg:viewBox="0 0 225 183" svg:d="M209 26c33 34 15 92-40 129-53 36-122 38-153 3-32-36-13-93 40-130 53-36 122-37 153-2z">
            <text:p/>
          </draw:path>
        </draw:g>
        <draw:g>
          <draw:g>
            <draw:line draw:style-name="gr34" draw:text-style-name="P7" draw:layer="layout" svg:x1="13.415cm" svg:y1="14.674cm" svg:x2="13.415cm" svg:y2="15.266cm">
              <text:p/>
            </draw:line>
            <draw:path draw:style-name="gr14" draw:text-style-name="P4" draw:layer="layout" svg:width="0.224cm" svg:height="0.182cm" draw:transform="rotate (-3.14159265358979) translate (13.422cm 15.39cm)" svg:viewBox="0 0 225 183" svg:d="M209 26c33 34 15 92-40 129-53 36-122 38-153 3-32-36-13-93 40-130 53-36 122-37 153-2z">
              <text:p/>
            </draw:path>
          </draw:g>
        </draw:g>
        <draw:frame draw:style-name="gr35" draw:text-style-name="P8" draw:layer="layout" svg:width="0.26cm" svg:height="0.48cm" svg:x="5.26cm" svg:y="15.862cm">
          <draw:text-box>
            <text:p text:style-name="P1"><text:span text:style-name="T2">I</text:span></text:p>
          </draw:text-box>
        </draw:frame>
        <draw:frame draw:style-name="gr36" draw:text-style-name="P8" draw:layer="layout" svg:width="0.328cm" svg:height="0.48cm" svg:x="6.406cm" svg:y="15.862cm">
          <draw:text-box>
            <text:p text:style-name="P1"><text:span text:style-name="T2">V</text:span><text:span text:style-name="T5">6</text:span></text:p>
          </draw:text-box>
        </draw:frame>
        <draw:frame draw:style-name="gr37" draw:text-style-name="P8" draw:layer="layout" svg:width="0.277cm" svg:height="0.48cm" svg:x="3.937cm" svg:y="15.862cm">
          <draw:text-box>
            <text:p text:style-name="P1"><text:span text:style-name="T2">F:</text:span></text:p>
          </draw:text-box>
        </draw:frame>
        <draw:frame draw:style-name="gr35" draw:text-style-name="P8" draw:layer="layout" svg:width="0.26cm" svg:height="0.48cm" svg:x="7.98cm" svg:y="15.862cm">
          <draw:text-box>
            <text:p text:style-name="P1"><text:span text:style-name="T2">I</text:span></text:p>
          </draw:text-box>
        </draw:frame>
        <draw:frame draw:style-name="gr35" draw:text-style-name="P8" draw:layer="layout" svg:width="0.26cm" svg:height="0.48cm" svg:x="9.018cm" svg:y="15.862cm">
          <draw:text-box>
            <text:p text:style-name="P1"><text:span text:style-name="T2">V</text:span></text:p>
          </draw:text-box>
        </draw:frame>
        <draw:frame draw:style-name="gr38" draw:text-style-name="P8" draw:layer="layout" svg:width="0.269cm" svg:height="0.48cm" svg:x="10.605cm" svg:y="15.862cm">
          <draw:text-box>
            <text:p text:style-name="P1"><text:span text:style-name="T2">vi</text:span></text:p>
          </draw:text-box>
        </draw:frame>
        <draw:frame draw:style-name="gr39" draw:text-style-name="P8" draw:layer="layout" svg:width="0.294cm" svg:height="0.48cm" svg:x="11.617cm" svg:y="15.862cm">
          <draw:text-box>
            <text:p text:style-name="P1"><text:span text:style-name="T2">ii</text:span><text:span text:style-name="T5">6</text:span></text:p>
          </draw:text-box>
        </draw:frame>
        <draw:frame draw:style-name="gr35" draw:text-style-name="P8" draw:layer="layout" svg:width="0.26cm" svg:height="0.48cm" svg:x="13.219cm" svg:y="15.862cm">
          <draw:text-box>
            <text:p text:style-name="P1"><text:span text:style-name="T2">V</text:span></text:p>
          </draw:text-box>
        </draw:frame>
        <draw:frame draw:style-name="gr35" draw:text-style-name="P8" draw:layer="layout" svg:width="0.26cm" svg:height="0.48cm" svg:x="15.838cm" svg:y="15.862cm">
          <draw:text-box>
            <text:p text:style-name="P1"><text:span text:style-name="T2">I</text:span></text:p>
          </draw:text-box>
        </draw:frame>
        <draw:line draw:style-name="gr21" draw:text-style-name="P3" draw:layer="layout" svg:x1="6.583cm" svg:y1="13.481cm" svg:x2="6.583cm" svg:y2="13.961cm">
          <text:p/>
        </draw:line>
        <draw:path draw:style-name="gr14" draw:text-style-name="P4" draw:layer="layout" svg:width="0.204cm" svg:height="0.171cm" svg:x="6.388cm" svg:y="13.907cm" svg:viewBox="0 0 205 172" svg:d="M121 114c32-18 74-46 56-75-17-24-62 2-94 22-42 24-72 51-58 73 19 30 79-10 96-20zM195 32c56 98-142 189-186 110-52-95 140-195 186-110z">
          <text:p/>
        </draw:path>
        <draw:line draw:style-name="gr21" draw:text-style-name="P3" draw:layer="layout" svg:x1="16.036cm" svg:y1="14.772cm" svg:x2="16.036cm" svg:y2="15.105cm">
          <text:p/>
        </draw:line>
        <draw:path draw:style-name="gr14" draw:text-style-name="P4" draw:layer="layout" svg:width="0.204cm" svg:height="0.171cm" svg:x="15.84cm" svg:y="15.051cm" svg:viewBox="0 0 205 172" svg:d="M122 114c31-17 74-46 55-75-16-25-62 2-95 23-41 24-71 50-57 72 19 30 79-11 97-20zM196 32c54 98-143 190-187 110-51-94 140-195 187-110z">
          <text:p/>
        </draw:path>
        <draw:line draw:style-name="gr21" draw:text-style-name="P3" draw:layer="layout" svg:x1="16.465cm" svg:y1="14.85cm" svg:x2="16.465cm" svg:y2="15.183cm">
          <text:p/>
        </draw:line>
        <draw:path draw:style-name="gr14" draw:text-style-name="P4" draw:layer="layout" svg:width="0.204cm" svg:height="0.171cm" svg:x="16.269cm" svg:y="15.129cm" svg:viewBox="0 0 205 172" svg:d="M122 114c31-17 74-46 55-75-16-25-62 2-95 23-41 24-71 50-57 72 19 30 79-11 97-20zM196 32c54 98-143 190-187 110-51-94 140-195 187-110z">
          <text:p/>
        </draw:path>
        <draw:g>
          <draw:line draw:style-name="gr34" draw:text-style-name="P7" draw:layer="layout" svg:x1="11.813cm" svg:y1="14.435cm" svg:x2="11.813cm" svg:y2="15.027cm">
            <text:p/>
          </draw:line>
          <draw:path draw:style-name="gr14" draw:text-style-name="P4" draw:layer="layout" svg:width="0.224cm" svg:height="0.182cm" draw:transform="rotate (-3.14159265358979) translate (11.82cm 15.151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213cm" svg:y1="14.516cm" svg:x2="12.213cm" svg:y2="15.108cm">
            <text:p/>
          </draw:line>
          <draw:path draw:style-name="gr14" draw:text-style-name="P4" draw:layer="layout" svg:width="0.224cm" svg:height="0.182cm" draw:transform="rotate (-3.14159265358979) translate (12.22cm 15.232cm)" svg:viewBox="0 0 225 183" svg:d="M209 26c33 34 15 92-40 129-53 36-122 38-153 3-32-36-13-93 40-130 53-36 122-37 153-2z">
            <text:p/>
          </draw:path>
        </draw:g>
        <draw:frame draw:style-name="gr40" draw:text-style-name="P8" draw:layer="layout" svg:width="0.514cm" svg:height="0.48cm" svg:x="12.007cm" svg:y="15.735cm">
          <draw:text-box>
            <text:p text:style-name="P1"><text:span text:style-name="T2">7-6</text:span></text:p>
          </draw:text-box>
        </draw:frame>
        <draw:frame draw:style-name="gr40" draw:text-style-name="P8" draw:layer="layout" svg:width="0.514cm" svg:height="0.48cm" svg:x="16.308cm" svg:y="15.698cm">
          <draw:text-box>
            <text:p text:style-name="P1"><text:span text:style-name="T2">9-8</text:span></text:p>
          </draw:text-box>
        </draw:frame>
        <draw:frame draw:style-name="gr41" draw:text-style-name="P8" draw:layer="layout" svg:width="0.311cm" svg:height="0.48cm" svg:x="3.956cm" svg:y="22.9cm">
          <draw:text-box>
            <text:p text:style-name="P1"><text:span text:style-name="T2">g:</text:span></text:p>
          </draw:text-box>
        </draw:frame>
        <draw:frame draw:style-name="gr35" draw:text-style-name="P8" draw:layer="layout" svg:width="0.26cm" svg:height="0.48cm" svg:x="5.041cm" svg:y="22.9cm">
          <draw:text-box>
            <text:p text:style-name="P1"><text:span text:style-name="T2">i</text:span></text:p>
          </draw:text-box>
        </draw:frame>
        <draw:frame draw:style-name="gr35" draw:text-style-name="P8" draw:layer="layout" svg:width="0.26cm" svg:height="0.48cm" svg:x="6.509cm" svg:y="22.9cm">
          <draw:text-box>
            <text:p text:style-name="P1"><text:span text:style-name="T2">i</text:span><text:span text:style-name="T5">6</text:span></text:p>
          </draw:text-box>
        </draw:frame>
        <draw:frame draw:style-name="gr36" draw:text-style-name="P8" draw:layer="layout" svg:width="0.328cm" svg:height="0.48cm" svg:x="10.17cm" svg:y="22.9cm">
          <draw:text-box>
            <text:p text:style-name="P1"><text:span text:style-name="T2">V</text:span><text:span text:style-name="T5">6</text:span></text:p>
          </draw:text-box>
        </draw:frame>
        <draw:frame draw:style-name="gr35" draw:text-style-name="P8" draw:layer="layout" svg:width="0.26cm" svg:height="0.48cm" svg:x="7.893cm" svg:y="22.9cm">
          <draw:text-box>
            <text:p text:style-name="P1"><text:span text:style-name="T2">V</text:span></text:p>
          </draw:text-box>
        </draw:frame>
        <draw:frame draw:style-name="gr35" draw:text-style-name="P8" draw:layer="layout" svg:width="0.26cm" svg:height="0.48cm" svg:x="11.16cm" svg:y="22.9cm">
          <draw:text-box>
            <text:p text:style-name="P1"><text:span text:style-name="T2">i</text:span></text:p>
          </draw:text-box>
        </draw:frame>
        <draw:frame draw:style-name="gr35" draw:text-style-name="P8" draw:layer="layout" svg:width="0.26cm" svg:height="0.48cm" svg:x="12.166cm" svg:y="22.9cm">
          <draw:text-box>
            <text:p text:style-name="P1"><text:span text:style-name="T2">i</text:span><text:span text:style-name="T5">4</text:span></text:p>
          </draw:text-box>
        </draw:frame>
        <draw:frame draw:style-name="gr35" draw:text-style-name="P8" draw:layer="layout" svg:width="0.26cm" svg:height="0.48cm" svg:x="13.126cm" svg:y="22.9cm">
          <draw:text-box>
            <text:p text:style-name="P1"><text:span text:style-name="T2">V</text:span></text:p>
          </draw:text-box>
        </draw:frame>
        <draw:frame draw:style-name="gr35" draw:text-style-name="P8" draw:layer="layout" svg:width="0.26cm" svg:height="0.48cm" svg:x="14.404cm" svg:y="22.9cm">
          <draw:text-box>
            <text:p text:style-name="P1"><text:span text:style-name="T2">I</text:span></text:p>
          </draw:text-box>
        </draw:frame>
        <draw:frame draw:style-name="gr35" draw:text-style-name="P8" draw:layer="layout" svg:width="0.26cm" svg:height="0.48cm" svg:x="8.875cm" svg:y="22.9cm">
          <draw:text-box>
            <text:p text:style-name="P1"><text:span text:style-name="T2">i</text:span><text:span text:style-name="T5">6</text:span></text:p>
          </draw:text-box>
        </draw:frame>
        <draw:frame draw:style-name="gr42" draw:text-style-name="P8" draw:layer="layout" svg:width="0.518cm" svg:height="0.48cm" svg:x="5.377cm" svg:y="5.63cm">
          <draw:text-box>
            <text:p text:style-name="P1"><text:span text:style-name="T2">NT</text:span></text:p>
          </draw:text-box>
        </draw:frame>
        <draw:frame draw:style-name="gr43" draw:text-style-name="P8" draw:layer="layout" svg:width="0.569cm" svg:height="0.48cm" svg:x="6.814cm" svg:y="5.63cm">
          <draw:text-box>
            <text:p text:style-name="P1"><text:span text:style-name="T2">Ant</text:span></text:p>
          </draw:text-box>
        </draw:frame>
        <draw:g>
          <draw:line draw:style-name="gr34" draw:text-style-name="P7" draw:layer="layout" svg:x1="7.92cm" svg:y1="7.25cm" svg:x2="7.92cm" svg:y2="6.658cm">
            <text:p/>
          </draw:line>
          <draw:path draw:style-name="gr14" draw:text-style-name="P4" draw:layer="layout" svg:width="0.224cm" svg:height="0.182cm" svg:x="7.913cm" svg:y="6.53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442cm" svg:y1="7.533cm" svg:x2="8.442cm" svg:y2="6.941cm">
            <text:p/>
          </draw:line>
          <draw:path draw:style-name="gr14" draw:text-style-name="P4" draw:layer="layout" svg:width="0.224cm" svg:height="0.182cm" svg:x="8.435cm" svg:y="6.817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9.018cm" svg:y1="7.261cm" svg:x2="9.018cm" svg:y2="6.669cm">
            <text:p/>
          </draw:line>
          <draw:path draw:style-name="gr14" draw:text-style-name="P4" draw:layer="layout" svg:width="0.224cm" svg:height="0.182cm" svg:x="9.011cm" svg:y="6.54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7.973cm" svg:y1="5.58cm" svg:x2="7.973cm" svg:y2="4.988cm">
            <text:p/>
          </draw:line>
          <draw:path draw:style-name="gr14" draw:text-style-name="P4" draw:layer="layout" svg:width="0.224cm" svg:height="0.182cm" svg:x="7.966cm" svg:y="4.86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184cm" svg:y1="4.148cm" svg:x2="8.184cm" svg:y2="4.74cm">
            <text:p/>
          </draw:line>
          <draw:path draw:style-name="gr14" draw:text-style-name="P4" draw:layer="layout" svg:width="0.224cm" svg:height="0.182cm" draw:transform="rotate (-3.14159265358979) translate (8.191cm 4.864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692cm" svg:y1="4.136cm" svg:x2="8.692cm" svg:y2="4.728cm">
            <text:p/>
          </draw:line>
          <draw:path draw:style-name="gr14" draw:text-style-name="P4" draw:layer="layout" svg:width="0.224cm" svg:height="0.182cm" draw:transform="rotate (-3.14159265358979) translate (8.699cm 4.85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473cm" svg:y1="5.845cm" svg:x2="8.473cm" svg:y2="5.253cm">
            <text:p/>
          </draw:line>
          <draw:path draw:style-name="gr14" draw:text-style-name="P4" draw:layer="layout" svg:width="0.224cm" svg:height="0.182cm" svg:x="8.466cm" svg:y="5.12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9.04cm" svg:y1="5.58cm" svg:x2="9.04cm" svg:y2="4.988cm">
            <text:p/>
          </draw:line>
          <draw:path draw:style-name="gr14" draw:text-style-name="P4" draw:layer="layout" svg:width="0.224cm" svg:height="0.182cm" svg:x="9.033cm" svg:y="4.86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9.251cm" svg:y1="4.148cm" svg:x2="9.251cm" svg:y2="4.74cm">
            <text:p/>
          </draw:line>
          <draw:path draw:style-name="gr14" draw:text-style-name="P4" draw:layer="layout" svg:width="0.224cm" svg:height="0.182cm" draw:transform="rotate (-3.14159265358979) translate (9.258cm 4.864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217cm" svg:y1="5.845cm" svg:x2="8.217cm" svg:y2="5.253cm">
            <text:p/>
          </draw:line>
          <draw:path draw:style-name="gr14" draw:text-style-name="P4" draw:layer="layout" svg:width="0.224cm" svg:height="0.182cm" svg:x="8.21cm" svg:y="5.129cm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0.531cm" svg:height="0.147cm" draw:transform="skewX (-1.08716559106727) rotate (-1.09152891419725) translate (7.97394261437997cm 5.26814371984726cm)" svg:viewBox="0 0 532 148" draw:points="0,148 532,50 531,0 0,101">
          <text:p/>
        </draw:polygon>
        <draw:path draw:style-name="gr14" draw:text-style-name="P4" draw:layer="layout" svg:width="0.168cm" svg:height="0.541cm" svg:x="9.676cm" svg:y="4.23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9.869cm" svg:y="4.51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9.653cm" svg:y="6.351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9.846cm" svg:y="6.631cm" svg:viewBox="0 0 169 542" svg:d="M115 203l-60 28v114l60-28zM115 511v-132l-60 30v133h-23v-121l-32 12v-64l32-12v-116l-32 12v-62l32-14v-142h23v132l60-28v-139h23v129l31-14v62l-31 14v116l31-14v62l-31 14v142z">
          <text:p/>
        </draw:path>
        <draw:g>
          <draw:line draw:style-name="gr34" draw:text-style-name="P7" draw:layer="layout" svg:x1="10.325cm" svg:y1="7.425cm" svg:x2="10.325cm" svg:y2="6.833cm">
            <text:p/>
          </draw:line>
          <draw:path draw:style-name="gr14" draw:text-style-name="P4" draw:layer="layout" svg:width="0.224cm" svg:height="0.182cm" svg:x="10.318cm" svg:y="6.70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463cm" svg:y1="7.708cm" svg:x2="11.463cm" svg:y2="7.116cm">
            <text:p/>
          </draw:line>
          <draw:path draw:style-name="gr14" draw:text-style-name="P4" draw:layer="layout" svg:width="0.224cm" svg:height="0.182cm" svg:x="11.456cm" svg:y="6.992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039cm" svg:y1="7.436cm" svg:x2="12.039cm" svg:y2="6.844cm">
            <text:p/>
          </draw:line>
          <draw:path draw:style-name="gr14" draw:text-style-name="P4" draw:layer="layout" svg:width="0.224cm" svg:height="0.182cm" svg:x="12.032cm" svg:y="6.72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0.378cm" svg:y1="5.755cm" svg:x2="10.378cm" svg:y2="5.163cm">
            <text:p/>
          </draw:line>
          <draw:path draw:style-name="gr14" draw:text-style-name="P4" draw:layer="layout" svg:width="0.224cm" svg:height="0.182cm" svg:x="10.371cm" svg:y="5.03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0.589cm" svg:y1="4.323cm" svg:x2="10.589cm" svg:y2="4.915cm">
            <text:p/>
          </draw:line>
          <draw:path draw:style-name="gr14" draw:text-style-name="P4" draw:layer="layout" svg:width="0.224cm" svg:height="0.182cm" draw:transform="rotate (-3.14159265358979) translate (10.596cm 5.039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713cm" svg:y1="4.311cm" svg:x2="11.713cm" svg:y2="4.903cm">
            <text:p/>
          </draw:line>
          <draw:path draw:style-name="gr14" draw:text-style-name="P4" draw:layer="layout" svg:width="0.224cm" svg:height="0.182cm" draw:transform="rotate (-3.14159265358979) translate (11.72cm 5.027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494cm" svg:y1="6.02cm" svg:x2="11.494cm" svg:y2="5.428cm">
            <text:p/>
          </draw:line>
          <draw:path draw:style-name="gr14" draw:text-style-name="P4" draw:layer="layout" svg:width="0.224cm" svg:height="0.182cm" svg:x="11.487cm" svg:y="5.30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061cm" svg:y1="5.755cm" svg:x2="12.061cm" svg:y2="5.163cm">
            <text:p/>
          </draw:line>
          <draw:path draw:style-name="gr14" draw:text-style-name="P4" draw:layer="layout" svg:width="0.224cm" svg:height="0.182cm" svg:x="12.054cm" svg:y="5.03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272cm" svg:y1="4.323cm" svg:x2="12.272cm" svg:y2="4.915cm">
            <text:p/>
          </draw:line>
          <draw:path draw:style-name="gr14" draw:text-style-name="P4" draw:layer="layout" svg:width="0.224cm" svg:height="0.182cm" draw:transform="rotate (-3.14159265358979) translate (12.279cm 5.039cm)" svg:viewBox="0 0 225 183" svg:d="M209 26c33 34 15 92-40 129-53 36-122 38-153 3-32-36-13-93 40-130 53-36 122-37 153-2z">
            <text:p/>
          </draw:path>
        </draw:g>
        <draw:frame draw:style-name="gr42" draw:text-style-name="P8" draw:layer="layout" svg:width="0.518cm" svg:height="0.48cm" svg:x="9.687cm" svg:y="5.555cm">
          <draw:text-box>
            <text:p text:style-name="P1"><text:span text:style-name="T2">PT</text:span></text:p>
          </draw:text-box>
        </draw:frame>
        <draw:g>
          <draw:line draw:style-name="gr34" draw:text-style-name="P7" draw:layer="layout" svg:x1="10.812cm" svg:y1="5.857cm" svg:x2="10.812cm" svg:y2="5.265cm">
            <text:p/>
          </draw:line>
          <draw:path draw:style-name="gr14" draw:text-style-name="P4" draw:layer="layout" svg:width="0.224cm" svg:height="0.182cm" svg:x="10.805cm" svg:y="5.141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066cm" svg:y1="5.938cm" svg:x2="11.066cm" svg:y2="5.346cm">
            <text:p/>
          </draw:line>
          <draw:path draw:style-name="gr14" draw:text-style-name="P4" draw:layer="layout" svg:width="0.224cm" svg:height="0.182cm" svg:x="11.059cm" svg:y="5.222cm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0.782cm" svg:height="0.28cm" draw:transform="skewX (-0.490262986885207) rotate (-0.505098285527159) translate (10.381819219404cm 5.44121784272606cm)" svg:viewBox="0 0 783 281" draw:points="1,281 783,94 780,0 0,191">
          <text:p/>
        </draw:polygon>
        <draw:polygon draw:style-name="gr14" draw:text-style-name="P4" draw:layer="layout" svg:width="0.372cm" svg:height="0.216cm" draw:transform="skewX (-0.820304748437335) rotate (-0.824668071567321) translate (10.8133734578989cm 5.39540632995871cm)" svg:viewBox="0 0 373 217" draw:points="0,217 373,73 372,0 0,147">
          <text:p/>
        </draw:polygon>
        <draw:path draw:style-name="gr14" draw:text-style-name="P4" draw:layer="layout" svg:width="0.168cm" svg:height="0.541cm" svg:x="12.622cm" svg:y="4.23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12.815cm" svg:y="4.518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12.599cm" svg:y="6.351cm" svg:viewBox="0 0 169 542" svg:d="M115 203l-60 28v114l60-28zM115 511v-132l-60 30v133h-23v-121l-32 12v-64l32-12v-116l-32 12v-62l32-14v-142h23v132l60-28v-139h23v129l31-14v62l-31 14v116l31-14v62l-31 14v142z">
          <text:p/>
        </draw:path>
        <draw:path draw:style-name="gr14" draw:text-style-name="P4" draw:layer="layout" svg:width="0.168cm" svg:height="0.541cm" svg:x="12.792cm" svg:y="6.631cm" svg:viewBox="0 0 169 542" svg:d="M115 203l-60 28v114l60-28zM115 511v-132l-60 30v133h-23v-121l-32 12v-64l32-12v-116l-32 12v-62l32-14v-142h23v132l60-28v-139h23v129l31-14v62l-31 14v116l31-14v62l-31 14v142z">
          <text:p/>
        </draw:path>
        <draw:g>
          <draw:line draw:style-name="gr34" draw:text-style-name="P7" draw:layer="layout" svg:x1="13.264cm" svg:y1="7.611cm" svg:x2="13.264cm" svg:y2="7.019cm">
            <text:p/>
          </draw:line>
          <draw:path draw:style-name="gr14" draw:text-style-name="P4" draw:layer="layout" svg:width="0.224cm" svg:height="0.182cm" svg:x="13.257cm" svg:y="6.89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4.978cm" svg:y1="7.622cm" svg:x2="14.978cm" svg:y2="7.03cm">
            <text:p/>
          </draw:line>
          <draw:path draw:style-name="gr14" draw:text-style-name="P4" draw:layer="layout" svg:width="0.224cm" svg:height="0.182cm" svg:x="14.971cm" svg:y="6.906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317cm" svg:y1="5.941cm" svg:x2="13.317cm" svg:y2="5.349cm">
            <text:p/>
          </draw:line>
          <draw:path draw:style-name="gr14" draw:text-style-name="P4" draw:layer="layout" svg:width="0.224cm" svg:height="0.182cm" svg:x="13.31cm" svg:y="5.22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528cm" svg:y1="4.509cm" svg:x2="13.528cm" svg:y2="5.101cm">
            <text:p/>
          </draw:line>
          <draw:path draw:style-name="gr14" draw:text-style-name="P4" draw:layer="layout" svg:width="0.224cm" svg:height="0.182cm" draw:transform="rotate (-3.14159265358979) translate (13.535cm 5.225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4.652cm" svg:y1="4.497cm" svg:x2="14.652cm" svg:y2="5.089cm">
            <text:p/>
          </draw:line>
          <draw:path draw:style-name="gr14" draw:text-style-name="P4" draw:layer="layout" svg:width="0.224cm" svg:height="0.182cm" draw:transform="rotate (-3.14159265358979) translate (14.659cm 5.213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4.433cm" svg:y1="6.206cm" svg:x2="14.433cm" svg:y2="5.614cm">
            <text:p/>
          </draw:line>
          <draw:path draw:style-name="gr14" draw:text-style-name="P4" draw:layer="layout" svg:width="0.224cm" svg:height="0.182cm" svg:x="14.426cm" svg:y="5.4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5cm" svg:y1="5.941cm" svg:x2="15cm" svg:y2="5.349cm">
            <text:p/>
          </draw:line>
          <draw:path draw:style-name="gr14" draw:text-style-name="P4" draw:layer="layout" svg:width="0.224cm" svg:height="0.182cm" svg:x="14.993cm" svg:y="5.22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5.211cm" svg:y1="4.509cm" svg:x2="15.211cm" svg:y2="5.101cm">
            <text:p/>
          </draw:line>
          <draw:path draw:style-name="gr14" draw:text-style-name="P4" draw:layer="layout" svg:width="0.224cm" svg:height="0.182cm" draw:transform="rotate (-3.14159265358979) translate (15.218cm 5.225cm)" svg:viewBox="0 0 225 183" svg:d="M209 26c33 34 15 92-40 129-53 36-122 38-153 3-32-36-13-93 40-130 53-36 122-37 153-2z">
            <text:p/>
          </draw:path>
        </draw:g>
        <draw:frame draw:style-name="gr44" draw:text-style-name="P8" draw:layer="layout" svg:width="0.658cm" svg:height="0.48cm" svg:x="12.633cm" svg:y="5.555cm">
          <draw:text-box>
            <text:p text:style-name="P1"><text:span text:style-name="T2">App</text:span></text:p>
          </draw:text-box>
        </draw:frame>
        <draw:g>
          <draw:line draw:style-name="gr34" draw:text-style-name="P7" draw:layer="layout" svg:x1="14.012cm" svg:y1="6.282cm" svg:x2="14.012cm" svg:y2="5.69cm">
            <text:p/>
          </draw:line>
          <draw:path draw:style-name="gr14" draw:text-style-name="P4" draw:layer="layout" svg:width="0.224cm" svg:height="0.182cm" svg:x="14.005cm" svg:y="5.566cm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0.879cm" svg:height="0.252cm" draw:transform="skewX (-0.651531409769483) rotate (-0.665319510860239) translate (13.3205923676718cm 5.62784344025576cm)" svg:viewBox="0 0 880 253" draw:points="1,253 880,85 877,0 0,172">
          <text:p/>
        </draw:polygon>
        <draw:line draw:style-name="gr45" draw:text-style-name="P7" draw:layer="layout" svg:x1="11.427cm" svg:y1="5.384cm" svg:x2="11.754cm" svg:y2="5.384cm">
          <text:p/>
        </draw:line>
        <draw:g>
          <draw:line draw:style-name="gr34" draw:text-style-name="P7" draw:layer="layout" svg:x1="14.4cm" svg:y1="7.286cm" svg:x2="14.4cm" svg:y2="6.694cm">
            <text:p/>
          </draw:line>
          <draw:path draw:style-name="gr14" draw:text-style-name="P4" draw:layer="layout" svg:width="0.224cm" svg:height="0.182cm" svg:x="14.393cm" svg:y="6.57cm" svg:viewBox="0 0 225 183" svg:d="M209 26c33 34 15 92-40 129-53 36-122 38-153 3-32-36-13-93 40-130 53-36 122-37 153-2z">
            <text:p/>
          </draw:path>
        </draw:g>
        <draw:line draw:style-name="gr45" draw:text-style-name="P7" draw:layer="layout" svg:x1="14.362cm" svg:y1="5.572cm" svg:x2="14.689cm" svg:y2="5.572cm">
          <text:p/>
        </draw:line>
        <draw:line draw:style-name="gr45" draw:text-style-name="P7" draw:layer="layout" svg:x1="13.96cm" svg:y1="5.568cm" svg:x2="14.287cm" svg:y2="5.568cm">
          <text:p/>
        </draw:line>
        <draw:line draw:style-name="gr45" draw:text-style-name="P7" draw:layer="layout" svg:x1="14.376cm" svg:y1="5.388cm" svg:x2="14.703cm" svg:y2="5.388cm">
          <text:p/>
        </draw:line>
        <draw:line draw:style-name="gr45" draw:text-style-name="P7" draw:layer="layout" svg:x1="13.962cm" svg:y1="5.388cm" svg:x2="14.289cm" svg:y2="5.388cm">
          <text:p/>
        </draw:line>
        <draw:g>
          <draw:line draw:style-name="gr34" draw:text-style-name="P7" draw:layer="layout" svg:x1="16.138cm" svg:y1="7.516cm" svg:x2="16.138cm" svg:y2="6.924cm">
            <text:p/>
          </draw:line>
          <draw:path draw:style-name="gr14" draw:text-style-name="P4" draw:layer="layout" svg:width="0.224cm" svg:height="0.182cm" svg:x="16.131cm" svg:y="6.8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7.852cm" svg:y1="7.527cm" svg:x2="17.852cm" svg:y2="6.935cm">
            <text:p/>
          </draw:line>
          <draw:path draw:style-name="gr14" draw:text-style-name="P4" draw:layer="layout" svg:width="0.224cm" svg:height="0.182cm" svg:x="17.845cm" svg:y="6.811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6.191cm" svg:y1="5.846cm" svg:x2="16.191cm" svg:y2="5.254cm">
            <text:p/>
          </draw:line>
          <draw:path draw:style-name="gr14" draw:text-style-name="P4" draw:layer="layout" svg:width="0.224cm" svg:height="0.182cm" svg:x="16.184cm" svg:y="5.13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6.402cm" svg:y1="4.414cm" svg:x2="16.402cm" svg:y2="5.006cm">
            <text:p/>
          </draw:line>
          <draw:path draw:style-name="gr14" draw:text-style-name="P4" draw:layer="layout" svg:width="0.224cm" svg:height="0.182cm" draw:transform="rotate (-3.14159265358979) translate (16.409cm 5.13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7.526cm" svg:y1="4.402cm" svg:x2="17.526cm" svg:y2="4.994cm">
            <text:p/>
          </draw:line>
          <draw:path draw:style-name="gr14" draw:text-style-name="P4" draw:layer="layout" svg:width="0.224cm" svg:height="0.182cm" draw:transform="rotate (-3.14159265358979) translate (17.533cm 5.118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7.31cm" svg:y1="6.091cm" svg:x2="17.31cm" svg:y2="5.499cm">
            <text:p/>
          </draw:line>
          <draw:path draw:style-name="gr14" draw:text-style-name="P4" draw:layer="layout" svg:width="0.224cm" svg:height="0.182cm" svg:x="17.303cm" svg:y="5.37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7.874cm" svg:y1="5.846cm" svg:x2="17.874cm" svg:y2="5.254cm">
            <text:p/>
          </draw:line>
          <draw:path draw:style-name="gr14" draw:text-style-name="P4" draw:layer="layout" svg:width="0.224cm" svg:height="0.182cm" svg:x="17.867cm" svg:y="5.13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8.085cm" svg:y1="4.414cm" svg:x2="18.085cm" svg:y2="5.006cm">
            <text:p/>
          </draw:line>
          <draw:path draw:style-name="gr14" draw:text-style-name="P4" draw:layer="layout" svg:width="0.224cm" svg:height="0.182cm" draw:transform="rotate (-3.14159265358979) translate (18.092cm 5.13cm)" svg:viewBox="0 0 225 183" svg:d="M209 26c33 34 15 92-40 129-53 36-122 38-153 3-32-36-13-93 40-130 53-36 122-37 153-2z">
            <text:p/>
          </draw:path>
        </draw:g>
        <draw:frame draw:style-name="gr42" draw:text-style-name="P8" draw:layer="layout" svg:width="0.518cm" svg:height="0.48cm" svg:x="15.507cm" svg:y="5.46cm">
          <draw:text-box>
            <text:p text:style-name="P1"><text:span text:style-name="T2">ET</text:span></text:p>
          </draw:text-box>
        </draw:frame>
        <draw:g>
          <draw:line draw:style-name="gr34" draw:text-style-name="P7" draw:layer="layout" svg:x1="16.825cm" svg:y1="5.749cm" svg:x2="16.825cm" svg:y2="5.157cm">
            <text:p/>
          </draw:line>
          <draw:path draw:style-name="gr14" draw:text-style-name="P4" draw:layer="layout" svg:width="0.224cm" svg:height="0.182cm" svg:x="16.818cm" svg:y="5.033cm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0.64cm" svg:height="0.317cm" draw:transform="skewX (-0.147480321793521) rotate (-0.160570291183478) translate (16.1944122178257cm 5.53062816371344cm)" svg:viewBox="0 0 641 318" draw:points="1,318 641,106 639,0 0,215">
          <text:p/>
        </draw:polygon>
        <draw:g>
          <draw:line draw:style-name="gr34" draw:text-style-name="P7" draw:layer="layout" svg:x1="17.281cm" svg:y1="7.16cm" svg:x2="17.281cm" svg:y2="6.568cm">
            <text:p/>
          </draw:line>
          <draw:path draw:style-name="gr14" draw:text-style-name="P4" draw:layer="layout" svg:width="0.224cm" svg:height="0.182cm" svg:x="17.274cm" svg:y="6.444cm" svg:viewBox="0 0 225 183" svg:d="M209 26c33 34 15 92-40 129-53 36-122 38-153 3-32-36-13-93 40-130 53-36 122-37 153-2z">
            <text:p/>
          </draw:path>
        </draw:g>
        <draw:line draw:style-name="gr45" draw:text-style-name="P7" draw:layer="layout" svg:x1="17.239cm" svg:y1="5.375cm" svg:x2="17.566cm" svg:y2="5.375cm">
          <text:p/>
        </draw:line>
        <draw:frame draw:style-name="gr44" draw:text-style-name="P8" draw:layer="layout" svg:width="0.658cm" svg:height="0.48cm" svg:x="10.975cm" svg:y="14.275cm">
          <draw:text-box>
            <text:p text:style-name="P1"><text:span text:style-name="T2">App</text:span></text:p>
          </draw:text-box>
        </draw:frame>
        <draw:frame draw:style-name="gr40" draw:text-style-name="P8" draw:layer="layout" svg:width="0.514cm" svg:height="0.48cm" svg:x="13.415cm" svg:y="14.383cm">
          <draw:text-box>
            <text:p text:style-name="P1"><text:span text:style-name="T2">ET</text:span></text:p>
          </draw:text-box>
        </draw:frame>
        <draw:g>
          <draw:line draw:style-name="gr34" draw:text-style-name="P7" draw:layer="layout" svg:x1="10.754cm" svg:y1="13.446cm" svg:x2="10.754cm" svg:y2="14.038cm">
            <text:p/>
          </draw:line>
          <draw:path draw:style-name="gr14" draw:text-style-name="P4" draw:layer="layout" svg:width="0.224cm" svg:height="0.182cm" draw:transform="rotate (-3.14159265358979) translate (10.761cm 14.16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306cm" svg:y1="18.492cm" svg:x2="5.306cm" svg:y2="19.084cm">
            <text:p/>
          </draw:line>
          <draw:path draw:style-name="gr14" draw:text-style-name="P4" draw:layer="layout" svg:width="0.224cm" svg:height="0.182cm" draw:transform="rotate (-3.14159265358979) translate (5.313cm 19.208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6.6cm" svg:y1="18.484cm" svg:x2="6.6cm" svg:y2="19.076cm">
            <text:p/>
          </draw:line>
          <draw:path draw:style-name="gr14" draw:text-style-name="P4" draw:layer="layout" svg:width="0.224cm" svg:height="0.182cm" draw:transform="rotate (-3.14159265358979) translate (6.607cm 19.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052cm" svg:y1="18.469cm" svg:x2="8.052cm" svg:y2="19.061cm">
            <text:p/>
          </draw:line>
          <draw:path draw:style-name="gr14" draw:text-style-name="P4" draw:layer="layout" svg:width="0.224cm" svg:height="0.182cm" draw:transform="rotate (-3.14159265358979) translate (8.059cm 19.185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9.105cm" svg:y1="18.483cm" svg:x2="9.105cm" svg:y2="19.075cm">
            <text:p/>
          </draw:line>
          <draw:path draw:style-name="gr14" draw:text-style-name="P4" draw:layer="layout" svg:width="0.224cm" svg:height="0.182cm" draw:transform="rotate (-3.14159265358979) translate (9.112cm 19.199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0.285cm" svg:y1="18.483cm" svg:x2="10.285cm" svg:y2="19.075cm">
            <text:p/>
          </draw:line>
          <draw:path draw:style-name="gr14" draw:text-style-name="P4" draw:layer="layout" svg:width="0.224cm" svg:height="0.182cm" draw:transform="rotate (-3.14159265358979) translate (10.292cm 19.199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261cm" svg:y1="18.475cm" svg:x2="11.261cm" svg:y2="19.067cm">
            <text:p/>
          </draw:line>
          <draw:path draw:style-name="gr14" draw:text-style-name="P4" draw:layer="layout" svg:width="0.224cm" svg:height="0.182cm" draw:transform="rotate (-3.14159265358979) translate (11.268cm 19.191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307cm" svg:y1="18.475cm" svg:x2="12.307cm" svg:y2="19.067cm">
            <text:p/>
          </draw:line>
          <draw:path draw:style-name="gr14" draw:text-style-name="P4" draw:layer="layout" svg:width="0.224cm" svg:height="0.182cm" draw:transform="rotate (-3.14159265358979) translate (12.314cm 19.191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38cm" svg:y1="18.475cm" svg:x2="13.38cm" svg:y2="19.067cm">
            <text:p/>
          </draw:line>
          <draw:path draw:style-name="gr14" draw:text-style-name="P4" draw:layer="layout" svg:width="0.224cm" svg:height="0.182cm" draw:transform="rotate (-3.14159265358979) translate (13.387cm 19.191cm)" svg:viewBox="0 0 225 183" svg:d="M209 26c33 34 15 92-40 129-53 36-122 38-153 3-32-36-13-93 40-130 53-36 122-37 153-2z">
            <text:p/>
          </draw:path>
        </draw:g>
        <draw:g>
          <draw:line draw:style-name="gr21" draw:text-style-name="P3" draw:layer="layout" svg:x1="14.913cm" svg:y1="18.59cm" svg:x2="14.913cm" svg:y2="19.069cm">
            <text:p/>
          </draw:line>
          <draw:path draw:style-name="gr14" draw:text-style-name="P4" draw:layer="layout" svg:width="0.204cm" svg:height="0.171cm" svg:x="14.718cm" svg:y="19.016cm" svg:viewBox="0 0 205 172" svg:d="M122 114c31-18 74-46 55-74-16-25-61 2-95 21-41 24-71 51-57 73 19 30 79-11 97-20zM196 32c54 98-143 190-187 110-51-94 140-195 187-110z">
            <text:p/>
          </draw:path>
        </draw:g>
        <draw:g>
          <draw:line draw:style-name="gr34" draw:text-style-name="P7" draw:layer="layout" svg:x1="5.314cm" svg:y1="20.167cm" svg:x2="5.314cm" svg:y2="20.759cm">
            <text:p/>
          </draw:line>
          <draw:path draw:style-name="gr14" draw:text-style-name="P4" draw:layer="layout" svg:width="0.224cm" svg:height="0.182cm" draw:transform="rotate (-3.14159265358979) translate (5.321cm 20.883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5.095cm" svg:y1="20.07cm" svg:x2="5.095cm" svg:y2="19.478cm">
            <text:p/>
          </draw:line>
          <draw:path draw:style-name="gr14" draw:text-style-name="P4" draw:layer="layout" svg:width="0.224cm" svg:height="0.182cm" svg:x="5.088cm" svg:y="19.354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6.755cm" svg:y1="20.332cm" svg:x2="6.755cm" svg:y2="20.924cm">
            <text:p/>
          </draw:line>
          <draw:path draw:style-name="gr14" draw:text-style-name="P4" draw:layer="layout" svg:width="0.224cm" svg:height="0.182cm" draw:transform="rotate (-3.14159265358979) translate (6.762cm 21.048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6.395cm" svg:y1="20.093cm" svg:x2="6.395cm" svg:y2="19.501cm">
            <text:p/>
          </draw:line>
          <draw:path draw:style-name="gr14" draw:text-style-name="P4" draw:layer="layout" svg:width="0.224cm" svg:height="0.182cm" svg:x="6.388cm" svg:y="19.377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7.845cm" svg:y1="20.175cm" svg:x2="7.845cm" svg:y2="19.583cm">
            <text:p/>
          </draw:line>
          <draw:path draw:style-name="gr14" draw:text-style-name="P4" draw:layer="layout" svg:width="0.224cm" svg:height="0.182cm" svg:x="7.838cm" svg:y="19.459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129cm" svg:y1="20.237cm" svg:x2="8.129cm" svg:y2="20.829cm">
            <text:p/>
          </draw:line>
          <draw:path draw:style-name="gr14" draw:text-style-name="P4" draw:layer="layout" svg:width="0.224cm" svg:height="0.182cm" draw:transform="rotate (-3.14159265358979) translate (8.136cm 20.953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9.097cm" svg:y1="20.339cm" svg:x2="9.097cm" svg:y2="20.931cm">
            <text:p/>
          </draw:line>
          <draw:path draw:style-name="gr14" draw:text-style-name="P4" draw:layer="layout" svg:width="0.224cm" svg:height="0.182cm" draw:transform="rotate (-3.14159265358979) translate (9.104cm 21.055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8.894cm" svg:y1="20.084cm" svg:x2="8.894cm" svg:y2="19.492cm">
            <text:p/>
          </draw:line>
          <draw:path draw:style-name="gr14" draw:text-style-name="P4" draw:layer="layout" svg:width="0.224cm" svg:height="0.182cm" svg:x="8.887cm" svg:y="19.368cm" svg:viewBox="0 0 225 183" svg:d="M209 26c33 34 15 92-40 129-53 36-122 38-153 3-32-36-13-93 40-130 53-36 122-37 153-2z">
            <text:p/>
          </draw:path>
        </draw:g>
        <draw:path draw:style-name="gr14" draw:text-style-name="P4" draw:layer="layout" svg:width="0.167cm" svg:height="0.541cm" svg:x="7.606cm" svg:y="19.28cm" svg:viewBox="0 0 168 542" svg:d="M115 202l-62 28v114l62-28zM115 510v-132l-62 30v134h-22v-122l-31 12v-64l31-12v-116l-31 12v-62l31-14v-142h22v132l62-28v-138h22v128l31-14v62l-31 14v116l31-14v62l-31 14v142z">
          <text:p/>
        </draw:path>
        <draw:g>
          <draw:line draw:style-name="gr34" draw:text-style-name="P7" draw:layer="layout" svg:x1="10.073cm" svg:y1="20.183cm" svg:x2="10.073cm" svg:y2="19.591cm">
            <text:p/>
          </draw:line>
          <draw:path draw:style-name="gr14" draw:text-style-name="P4" draw:layer="layout" svg:width="0.224cm" svg:height="0.182cm" svg:x="10.066cm" svg:y="19.467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0.361cm" svg:y1="20.246cm" svg:x2="10.361cm" svg:y2="20.838cm">
            <text:p/>
          </draw:line>
          <draw:path draw:style-name="gr14" draw:text-style-name="P4" draw:layer="layout" svg:width="0.224cm" svg:height="0.182cm" draw:transform="rotate (-3.14159265358979) translate (10.368cm 20.96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386cm" svg:y1="20.166cm" svg:x2="11.386cm" svg:y2="20.758cm">
            <text:p/>
          </draw:line>
          <draw:path draw:style-name="gr14" draw:text-style-name="P4" draw:layer="layout" svg:width="0.224cm" svg:height="0.182cm" draw:transform="rotate (-3.14159265358979) translate (11.393cm 20.882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1.043cm" svg:y1="20.334cm" svg:x2="11.043cm" svg:y2="19.742cm">
            <text:p/>
          </draw:line>
          <draw:path draw:style-name="gr14" draw:text-style-name="P4" draw:layer="layout" svg:width="0.224cm" svg:height="0.182cm" svg:x="11.036cm" svg:y="19.618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374cm" svg:y1="20.154cm" svg:x2="12.374cm" svg:y2="20.746cm">
            <text:p/>
          </draw:line>
          <draw:path draw:style-name="gr14" draw:text-style-name="P4" draw:layer="layout" svg:width="0.224cm" svg:height="0.182cm" draw:transform="rotate (-3.14159265358979) translate (12.381cm 20.87cm)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507cm" svg:y1="20.081cm" svg:x2="12.507cm" svg:y2="19.489cm">
            <text:p/>
          </draw:line>
          <draw:path draw:style-name="gr14" draw:text-style-name="P4" draw:layer="layout" svg:width="0.224cm" svg:height="0.182cm" svg:x="12.5cm" svg:y="19.365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156cm" svg:y1="20.178cm" svg:x2="13.156cm" svg:y2="19.586cm">
            <text:p/>
          </draw:line>
          <draw:path draw:style-name="gr14" draw:text-style-name="P4" draw:layer="layout" svg:width="0.224cm" svg:height="0.182cm" svg:x="13.149cm" svg:y="19.462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3.306cm" svg:y1="20.255cm" svg:x2="13.306cm" svg:y2="20.847cm">
            <text:p/>
          </draw:line>
          <draw:path draw:style-name="gr14" draw:text-style-name="P4" draw:layer="layout" svg:width="0.224cm" svg:height="0.182cm" draw:transform="rotate (-3.14159265358979) translate (13.313cm 20.971cm)" svg:viewBox="0 0 225 183" svg:d="M209 26c33 34 15 92-40 129-53 36-122 38-153 3-32-36-13-93 40-130 53-36 122-37 153-2z">
            <text:p/>
          </draw:path>
        </draw:g>
        <draw:g>
          <draw:line draw:style-name="gr21" draw:text-style-name="P3" draw:layer="layout" svg:x1="14.637cm" svg:y1="20.274cm" svg:x2="14.637cm" svg:y2="20.753cm">
            <text:p/>
          </draw:line>
          <draw:path draw:style-name="gr14" draw:text-style-name="P4" draw:layer="layout" svg:width="0.204cm" svg:height="0.171cm" svg:x="14.442cm" svg:y="20.7cm" svg:viewBox="0 0 205 172" svg:d="M122 114c31-18 74-46 55-74-16-25-61 2-95 21-41 24-71 51-57 73 19 30 79-11 97-20zM196 32c54 98-143 190-187 110-51-94 140-195 187-110z">
            <text:p/>
          </draw:path>
        </draw:g>
        <draw:g>
          <draw:line draw:style-name="gr21" draw:text-style-name="P3" draw:layer="layout" svg:x1="14.643cm" svg:y1="19.999cm" svg:x2="14.643cm" svg:y2="19.497cm">
            <text:p/>
          </draw:line>
          <draw:path draw:style-name="gr14" draw:text-style-name="P4" draw:layer="layout" svg:width="0.256cm" svg:height="0.215cm" svg:x="14.634cm" svg:y="19.357cm" svg:viewBox="0 0 257 216" svg:d="M106 73c-40 22-94 57-70 94 20 31 77-3 118-27 52-31 89-64 72-92-24-38-99 13-120 25zM12 176c-69-123 179-237 234-138 65 119-175 245-234 138z">
            <text:p/>
          </draw:path>
        </draw:g>
        <draw:path draw:style-name="gr14" draw:text-style-name="P4" draw:layer="layout" svg:width="0.167cm" svg:height="0.541cm" svg:x="9.905cm" svg:y="19.303cm" svg:viewBox="0 0 168 542" svg:d="M115 202l-62 28v114l62-28zM115 510v-132l-62 30v134h-22v-122l-31 12v-64l31-12v-116l-31 12v-62l31-14v-142h22v132l62-28v-138h22v128l31-14v62l-31 14v116l31-14v62l-31 14v142z">
          <text:p/>
        </draw:path>
        <draw:path draw:style-name="gr14" draw:text-style-name="P4" draw:layer="layout" svg:width="0.167cm" svg:height="0.541cm" svg:x="12.853cm" svg:y="19.295cm" svg:viewBox="0 0 168 542" svg:d="M115 202l-62 28v114l62-28zM115 510v-132l-62 30v134h-22v-122l-31 12v-64l31-12v-116l-31 12v-62l31-14v-142h22v132l62-28v-138h22v128l31-14v62l-31 14v116l31-14v62l-31 14v142z">
          <text:p/>
        </draw:path>
        <draw:g>
          <draw:line draw:style-name="gr34" draw:text-style-name="P7" draw:layer="layout" svg:x1="11.56cm" svg:y1="20.207cm" svg:x2="11.56cm" svg:y2="19.68cm">
            <text:p/>
          </draw:line>
          <draw:path draw:style-name="gr14" draw:text-style-name="P4" draw:layer="layout" svg:width="0.224cm" svg:height="0.182cm" svg:x="11.553cm" svg:y="19.556cm" svg:viewBox="0 0 225 183" svg:d="M209 26c33 34 15 92-40 129-53 36-122 38-153 3-32-36-13-93 40-130 53-36 122-37 153-2z">
            <text:p/>
          </draw:path>
        </draw:g>
        <draw:g>
          <draw:line draw:style-name="gr34" draw:text-style-name="P7" draw:layer="layout" svg:x1="12.06cm" svg:y1="20.118cm" svg:x2="12.06cm" svg:y2="19.575cm">
            <text:p/>
          </draw:line>
          <draw:path draw:style-name="gr14" draw:text-style-name="P4" draw:layer="layout" svg:width="0.224cm" svg:height="0.182cm" svg:x="12.053cm" svg:y="19.451cm" svg:viewBox="0 0 225 183" svg:d="M209 26c33 34 15 92-40 129-53 36-122 38-153 3-32-36-13-93 40-130 53-36 122-37 153-2z">
            <text:p/>
          </draw:path>
        </draw:g>
        <draw:polygon draw:style-name="gr14" draw:text-style-name="P4" draw:layer="layout" svg:width="1.469cm" svg:height="0.263cm" draw:transform="skewX (0.0530580092606276) rotate (0.0516617458590322) translate (11.0432492390453cm 20.0694957986561cm)" svg:viewBox="0 0 1470 264" draw:points="0,264 1470,88 1470,0 0,178">
          <text:p/>
        </draw:polygon>
        <draw:frame draw:style-name="gr35" draw:text-style-name="P8" draw:layer="layout" svg:width="0.408cm" svg:height="0.48cm" svg:x="11.563cm" svg:y="18.254cm">
          <draw:text-box>
            <text:p text:style-name="P1"><text:span text:style-name="T2">P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0T20:25:00.713432953</dc:date>
    <meta:editing-duration>PT23M25S</meta:editing-duration>
    <meta:editing-cycles>7</meta:editing-cycles>
    <meta:generator>LibreOffice/7.3.0.3$Linux_X86_64 LibreOffice_project/30$Build-3</meta:generator>
    <meta:document-statistic meta:object-count="65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f000300fd00a7007c00350043000400be008500c500b900a0001d0002007e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VLTeqNXBOTIRLDZkwGSxzj9A26yo5YOpPOMA0es2TS5pG/Eh223z+YPu/avgJdy9
xsx8QlpqHJmBL5nlUcz+sw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mITgYm4jCyFmYdlVyYrPnHaR5S3IUgt5E6z5pas/zvTPHgxM0MPwDklpdPwMfiBE
2zf3UFdHhc6C8xpWvZgAuw==</DigestValue>
      </Reference>
      <Reference URI="Thumbnails/thumbnail.png">
        <DigestMethod Algorithm="http://www.w3.org/2001/04/xmlenc#sha512"/>
        <DigestValue>azysUbelfg1rDkVtSG6s/AdXgC1x2ajjy3bwAmK9X1YVc5m0eIzqXlbpcLJfL4FV
38p+nuM1Q/PXzvr6f6N2a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89xf8P7cEQ7obg7lkmjAdL6tjbddn/KKjBhqo3e5dFu0c2VjMpQTNPp/n5wdTLBZ
jGKGKclsjQwtYDHF06/vA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ig6wevc6BDDRSiUF10bpvE5SXR0rxq2auT8l1z5M0f5hP0b4GHfVeoRg2RK5blef
gm8swuFjNbk4QYQXkCC3MQ==</DigestValue>
      </Reference>
      <Reference URI="#ID_003c0003006c00a1004c0099004a0041008a008a00a000f60031007b00020017">
        <DigestMethod Algorithm="http://www.w3.org/2001/04/xmlenc#sha512"/>
        <DigestValue>6K8jtdXXN0o0+qeFi/uwL2G+nsSPUkBxmaS3089U6FFzQu/cVtAEz//mBYt6LF92
pFpB1lId/18GueijGHEevw==</DigestValue>
      </Reference>
      <Reference URI="#idSignedProperties_ID_000f000300fd00a7007c00350043000400be008500c500b900a0001d0002007e" Type="http://uri.etsi.org/01903#SignedProperties">
        <DigestMethod Algorithm="http://www.w3.org/2001/04/xmlenc#sha512"/>
        <DigestValue>na58p8RWsyGLY2MehiZb3MJqq2dYhrfc6JcuGUpjbjm5PHBg4zAFOkT3JFC05hb/
AWnWZLK/cPnhkyo+C4knqA==</DigestValue>
      </Reference>
    </SignedInfo>
    <SignatureValue>iQGzBAABCAAdFiEEeroOr0dzJZW8bXBaK+Pgotj5j6UFAmISMyIACgkQK+Pgotj5j6WzwQv/Z5DPaQI
h+e1ByCDKEwiG/a6i6ZSv4/yBsh/4gxx7spj2JI5ttRPbKIhri85Bh2jAvFy7pE8nZ/YP0U47KAQDbf
Fm6TjLpb5dvR5IMan8HDwmbUW41bdlv0wOtvSVpswbWrHjfZZq6462fibwV5oU3TnnbJA+KkzeJ4PK2
G4BKm1Urq8c5Sd6GisGu9d/ql65pI715qpTluOWmws3rcyPmaBzZV0Du6gfP7os59PzzNpKnDdHkGwH
Pwmx7+Nv2MK3Qc6eOD5oL1Efo3WcojXdT3yIt5EHdE/fPfEbcq/ciaL6/COOTRoopGAx32QidwKT59G
/4TiBpR9n8rRtQIYI6oh6HPFB/lFtx6EWr2f7UcHrIdhRm83q2izR/qEqegP4qfWANa8dSdDahW15mN
TjM6Ts3HtPGqlfh9wqWRUDxzx2fXJ9b74s3BnV+3Ny8jp5hAb8iq/n9Xv2XZy5g4k3aGnGsMhMvUfiP
e792z3JmDznr6ExDUB4eqEsFq7Gdnms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3c0003006c00a1004c0099004a0041008a008a00a000f60031007b00020017" Target="#ID_000f000300fd00a7007c00350043000400be008500c500b900a0001d0002007e">
          <dc:date xmlns:dc="http://purl.org/dc/elements/1.1/">2022-02-20T20:25:06.197248800</dc:date>
        </SignatureProperty>
      </SignatureProperties>
    </Object>
    <Object xmlns:xd="http://uri.etsi.org/01903/v1.3.2#">
      <xd:QualifyingProperties Target="#ID_000f000300fd00a7007c00350043000400be008500c500b900a0001d0002007e">
        <xd:SignedProperties Id="idSignedProperties_ID_000f000300fd00a7007c00350043000400be008500c500b900a0001d0002007e">
          <xd:SignedSignatureProperties>
            <xd:SigningTime>2022-02-20T20:25:06.197248800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0f000300fd00a7007c00350043000400be008500c500b900a0001d0002007e">
          <xd:UnsignedSignatureProperties>
            <xd:CertificateValues/>
          </xd:UnsignedSignatureProperties>
        </xd:UnsignedProperties>
      </xd:QualifyingProperties>
    </Object>
  </Signature>
</document-signatures>
</file>